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Liberation Sans&quot;" svg:font-family="&quot;&quot;Liberation Sans&quot;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="thin solid #000000" style:vertical-align="automatic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6" style:family="table-cell" style:parent-style-name="Default" style:data-style-name="N0">
      <style:table-cell-properties fo:border="thin solid #000000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automatic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1155CC" fo:font-size="11pt" style:font-size-asian="11pt" style:font-size-complex="11pt" style:text-underline-style="solid" style:text-underline-type="single"/>
    </style:style>
    <style:style style:name="ce14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7E3794" fo:font-size="11pt" style:font-size-asian="11pt" style:font-size-complex="11pt"/>
    </style:style>
    <style:style style:name="ce16" style:family="table-cell" style:parent-style-name="Default" style:data-style-name="N0">
      <style:table-cell-properties fo:border="thin solid #000000" style:vertical-align="automatic"/>
    </style:style>
    <style:style style:name="ce17" style:family="table-cell" style:parent-style-name="Default" style:data-style-name="N0">
      <style:table-cell-properties fo:border="thin solid #000000" style:vertical-align="automatic"/>
      <style:text-properties fo:color="#1155CC" style:text-underline-style="solid" style:text-underline-type="single"/>
    </style:style>
    <style:style style:name="ce18" style:family="table-cell" style:parent-style-name="Default" style:data-style-name="N0">
      <style:table-cell-properties fo:border="thin solid #000000" style:vertical-align="automatic"/>
      <style:text-properties fo:color="#1155CC"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automatic"/>
    </style:style>
    <style:style style:name="ce20" style:family="table-cell" style:parent-style-name="Default" style:data-style-name="N0">
      <style:table-cell-properties fo:border="thin solid #000000" style:vertical-align="automatic"/>
      <style:text-properties fo:color="#0563C1"/>
    </style:style>
    <style:style style:name="ce21" style:family="table-cell" style:parent-style-name="Default" style:data-style-name="N0">
      <style:table-cell-properties fo:border="thin solid #000000" style:vertical-align="automatic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automatic"/>
      <style:text-properties fo:color="#000000" style:font-name="Liberation Sans" style:font-name-asian="Liberation Sans" style:font-name-complex="Liberation Sans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28" style:family="table-cell" style:parent-style-name="Hyperkobling" style:data-style-name="N0">
      <style:table-cell-properties fo:border="thin solid #000000" style:vertical-align="automatic" fo:background-color="transparent"/>
      <style:text-properties fo:color="#1155CC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transparent"/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style:vertical-align="automatic" fo:background-color="transparent"/>
    </style:style>
    <style:style style:name="ce32" style:family="table-cell" style:parent-style-name="Default" style:data-style-name="N0">
      <style:table-cell-properties fo:border="thin solid #000000" style:vertical-align="automatic" fo:background-color="transparent"/>
      <style:text-properties fo:color="#0000FF"/>
    </style:style>
    <style:style style:name="ce33" style:family="table-cell" style:parent-style-name="Default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 style:font-family-generic="swiss"/>
    </style:style>
    <style:style style:name="ce34" style:family="table-cell" style:parent-style-name="Default" style:data-style-name="N0">
      <style:table-cell-properties fo:border="thin solid #000000" style:vertical-align="automatic" fo:background-color="transparent"/>
      <style:text-properties fo:color="#000000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FF" style:font-name="&quot;Liberation Sans&quot;" style:font-name-asian="&quot;Liberation Sans&quot;" style:font-name-complex="&quot;Liberation Sans&quot;" fo:font-size="8pt" style:font-size-asian="8pt" style:font-size-complex="8pt"/>
    </style:style>
    <style:style style:name="ce36" style:family="table-cell" style:parent-style-name="Default" style:data-style-name="N0">
      <style:table-cell-properties fo:border="thin solid #000000" style:vertical-align="automatic" fo:background-color="transparent"/>
      <style:text-properties fo:color="#0000FF" style:font-name="Liberation Sans" style:font-name-asian="Liberation Sans" style:font-name-complex="Liberation Sans"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38" style:family="table-cell" style:parent-style-name="Default" style:data-style-name="N0">
      <style:table-cell-properties fo:border="thin solid #000000" fo:background-color="transparent"/>
      <style:text-properties fo:color="#0000FF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Hyperkobling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155CC"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family-generic="swiss"/>
    </style:style>
    <style:style style:name="ce4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4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0" style:family="table-cell" style:parent-style-name="Hyperkobling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155CC" style:text-underline-style="solid" style:text-underline-type="single" style:font-family-generic="swiss"/>
    </style:style>
    <style:style style:name="ce51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family-generic="swiss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54" style:family="table-cell" style:parent-style-name="Hyperkobling" style:data-style-name="N0">
      <style:table-cell-properties fo:border="thin solid #000000" style:vertical-align="automatic" fo:background-color="transparent"/>
      <style:text-properties fo:color="#1155CC" style:text-underline-style="solid" style:text-underline-type="single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56" style:family="table-cell" style:parent-style-name="Default" style:data-style-name="N0">
      <style:table-cell-properties fo:border="thin solid #000000" style:vertical-align="middle" fo:background-color="#D9E7FD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0.239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7.56708333333333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8.22854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_1_2_1_Norge_digitalt" table:style-name="ta1">
        <table:table-column table:style-name="co1" table:default-cell-style-name="ce31"/>
        <table:table-column table:style-name="co2" table:default-cell-style-name="ce31"/>
        <table:table-column table:style-name="co3" table:number-columns-repeated="16382" table:default-cell-style-name="ce1"/>
        <table:table-row table:style-name="ro1">
          <table:table-cell office:value-type="string" table:style-name="ce56">
            <text:p>Grunnlagsmodell</text:p>
          </table:table-cell>
          <table:table-cell office:value-type="string" table:style-name="ce56">
            <text:p>Datasett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tema/statistiske-inndelinger/2">Statistiske inndel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1">
            <text:p><text:a xlink:href="https://kartkatalog.geonorge.no/metadata/tilgjengelighet--friluftsliv--rapporter/24f0c2f9-4929-44b8-a305-a7de836fb62d?search=tilgjengelig">Tilgjengelighet - friluf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1">
            <text:p><text:a xlink:href="https://kartkatalog.geonorge.no/metadata/tilgjengelighet--tettsted--rapporter/7ede3e98-465b-4b65-a227-7b4c80f65a29?search=tilgjengelighet">Tilgjengelighet - tettste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norsk-institutt-for-biookonomi/landskap-i-ruter/9235d441-5b28-470b-930b-b09f12adb16c">Landskap i 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utdanningsdirektoratet/barnehager/e229a364-0caa-4a24-8dbe-225b3d83e075">Barneha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barnetrakk/3b1cbed1-5537-4f61-90df-3b396c656813">Barnetråkk</text:a></text:p>
          </table:table-cell>
          <table:table-cell table:number-columns-repeated="16382"/>
        </table:table-row>
        <table:table-row table:number-rows-repeated="2"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kartverket/befolkning-pa-grunnkretsniva-2016/3aab89b5-0320-4ba8-9a81-16e373418c94">Befolkning på grunnkretsnivå 2016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kartverket/befolkning-pa-grunnkretsniva-2017/036b361e-ffb1-45b5-8791-6ccd2065f3e8">Befolkning på grunnkretsnivå 2017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1000-m-2016/245e20e0-d811-407c-8fec-8b025fcda68e">Befolkning på rutenett 1000 m 2016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1000-m-2017/d1bc3c36-959f-4ee4-bcc7-01caa430bce4">Befolkning på rutenett 1000 m 2017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1000-m-2018/d7780544-408f-450a-a0b1-1eef3ac4cd9a">Befolkning på rutenett 1000 m 2018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250-m-2016/7a5782c4-4e54-412f-8d0e-09140a456543">Befolkning på rutenett 250 m 2016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250-m-2017/fa79e0b3-3b66-4fd1-8d0c-07fd59a7e168">Befolkning på rutenett 250 m 2017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250-m-2018/65877687-46c7-4926-94a5-7974f1f8606b">Befolkning på rutenett 250 m 2018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5000-m-2017/4ab88050-f07f-48ee-927b-e178f1548b1b">Befolkning på rutenett 5000 m 2017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5000-m-2018/1f10071e-fc43-4a21-8d77-d5394246c388">Befolkning på rutenett 5000 m 2018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statistisk-sentralbyra/befolkning-pa-rutenett-5000m-2016/a0a90a81-7954-44c1-8e1e-45dc03da5eb1">Befolkning på rutenett 5000m 2016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boligstatistikk-pa-ruter/1d267604-5275-4c7a-91e4-9135f7e22cfb">Boligstatistikk på 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bygningsmassestatistikk-pa-ruter/f1affbab-396c-462b-a413-5e7f9c1485b1">Bygningsmassestatistikk på 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grunnskoler/db4b872f-264d-434c-9574-57232f1e90d2">Grunnskol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norsk-institutt-for-biookonomi/landskap-i-ruter/9235d441-5b28-470b-930b-b09f12adb16c">Landskap i rut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4">
            <text:p><text:a xlink:href="https://kartkatalog.geonorge.no/metadata/fredrikstad-kommune/lokalsamfunn/35719234a38144afb3f67413dc6bcd0b_0">Lokalsamfunn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fredrikstad-kommune/omsorgsdistrikt/a52dc534b9c8446e892e7f3596154f21_2">Omsorgsdistrik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4">
            <text:p><text:a xlink:href="https://kartkatalog.geonorge.no/metadata/fredrikstad-kommune/parkeringsplasser/e05d6219917f4bcb999ef18da7b6246e_1">Parkeringsplas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sentrumssoner/4b6da2fb-67f9-4cab-ad18-ae064eb135e1">Sentrumss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sentrumssoner-2016/65509eba-5301-473c-8a91-84b2bba59173">Sentrumssoner 2016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sentrumssoner-2017/42f90158-d1bf-4e45-8866-b64a3b4bf799">Sentrumssoner 2017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statistiske-enheter-grunnkretser-2018/75461f65-eaea-4495-b2ab-3bc04d261669">Statistiske enheter grunnkretser 2018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statistiske-enheter-grunnkretser-2019/51d279f8-e2be-4f5e-9f72-1a53f7535ec1">Statistiske enheter grunnkretser 2019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kartverket/statistiske-inndelinger-lau/f7be9f83-e5e0-4914-8076-e37424221930">Statistiske inndelinger - LAU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efolkning</text:p>
          </table:table-cell>
          <table:table-cell office:value-type="string" table:style-name="ce43">
            <text:p><text:a xlink:href="https://kartkatalog.geonorge.no/metadata/kartverket/statistiske-inndelinger-nuts/96193eb8-3ce7-4e9e-aa79-486c9e3c6079">Statistiske inndelinger - NUT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tettsteder-2015/715b6a81-4538-451f-8a2b-a3681895711a">Tettsteder 2015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tettsteder-2016/b4135456-43af-43fa-8111-7652b7c53b19">Tettsteder 2016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tettsteder-2017/9b4fdbcb-d682-4cea-8e10-e152bbeb481e">Tettsteder 2017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tettsteder-2018/0db3a934-2aef-45df-8b9a-64feb70ef298">Tettsteder 2018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tilgjengelighet-friluftsliv-rapporter/5a7033dd-fb13-4d0c-ac6f-286abfcead13">Tilgjengelighet – friluftsliv – rappor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tilgjengelighet-tettsted-rapporter/b043db49-9627-4d19-a772-5accc200f3b2">Tilgjengelighet – tettsted – rappor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kartverket/videregaende-skoler/c8acfd4f-c285-45a6-9a9b-3ab8d7d3af19">Videregående skol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efolkning</text:p>
          </table:table-cell>
          <table:table-cell office:value-type="string" table:style-name="ce40">
            <text:p><text:a xlink:href="https://kartkatalog.geonorge.no/metadata/statistisk-sentralbyra/virksomhetsstatistikk-pa-ruter/c8c7f433-ce61-4089-b67b-f5250172643f">Virksomhetsstatistikk på 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illeddata</text:p>
          </table:table-cell>
          <table:table-cell office:value-type="string" table:style-name="ce45">
            <text:p><text:a xlink:href="https://kartkatalog.geonorge.no/?theme=Flyfoto">Flyfoto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Bygg</text:p>
          </table:table-cell>
          <table:table-cell office:value-type="string" table:style-name="ce43">
            <text:p><text:a xlink:href="https://kartkatalog.geonorge.no/metadata/fredrikstad-kommune/barneskole/bad71b59d1c749aab43137327d831d3b_0">Barneskol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geovekst/fkb-bygnanlegg/ede5ffb2-ee2a-44a3-852d-369a14d97f2e">FKB-Bygn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geovekst/fkb-bygning/8b4304ea-4fb0-479c-a24d-fa225e2c6e97">FKB-Byg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geovekst/fkb-tiltak/8944603c-9414-43a7-9421-9a1de9850a96">FKB-Tilta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n20-bygning/b187c449-04ac-42fe-9eab-83d81bf338bc">N20 Byg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fredrikstad-kommune/barnehager/21bb17b564354cec8e986bf86ffbad33_4">Barneha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kulturdepartementet/kirkebygg-enkel/eea87664-d936-478e-897a-c38ca7c478a0">Kirkebygg -enkel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kartverket/matrikkelen-adresse/f7df7a18-b30f-4745-bd64-d0863812350c">Matrikkelen - Adres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kartverket/matrikkelen-bygningspunkt/24d7e9d1-87f6-45a0-b38e-3447f8d7f9a1">Matrikkelen - Bygningspunk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riksantikvaren/kulturminner-freda-bygninger/a4bfd879-120f-490e-9907-68ba870664b1">Kulturminner - Freda byg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riksantikvaren/kulturminner-sefrak-bygninger/93f06149-037c-48cf-b294-d166f65b6838">Kulturminner - SEFRAK-byg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Bygg</text:p>
          </table:table-cell>
          <table:table-cell office:value-type="string" table:style-name="ce40">
            <text:p><text:a xlink:href="https://kartkatalog.geonorge.no/metadata/riksantikvaren/kulturminner-verneverdig-tette-trehusmiljoer/420a0af3-135c-49de-bd14-e4dec9c858db">Kulturminner - Verneverdig tette trehusmiljø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Eiendom</text:p>
          </table:table-cell>
          <table:table-cell office:value-type="string" table:style-name="ce40">
            <text:p><text:a xlink:href="https://kartkatalog.geonorge.no/metadata/kartverket/matrikkelen-adresse/f7df7a18-b30f-4745-bd64-d0863812350c">Matrikkelen - Adres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Eiendom</text:p>
          </table:table-cell>
          <table:table-cell office:value-type="string" table:style-name="ce40">
            <text:p><text:a xlink:href="https://kartkatalog.geonorge.no/metadata/kartverket/matrikkelen-adresse-leilighetsniva/365b0591-b536-42a6-a20d-22e404fbfe55">Matrikkelen - Adresse Leilighetsnivå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Eiendom</text:p>
          </table:table-cell>
          <table:table-cell office:value-type="string" table:style-name="ce40">
            <text:p><text:a xlink:href="https://kartkatalog.geonorge.no/metadata/kartverket/matrikkelen-bygningspunkt/24d7e9d1-87f6-45a0-b38e-3447f8d7f9a1">Matrikkelen - Bygningspunk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Eiendom</text:p>
          </table:table-cell>
          <table:table-cell office:value-type="string" table:style-name="ce40">
            <text:p><text:a xlink:href="https://kartkatalog.geonorge.no/metadata/kartverket/matrikkelen-eiendomskart-teig/74340c24-1c8a-4454-b813-bfe498e80f16">Matrikkelen - Eiendomskart Tei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Eiendom</text:p>
          </table:table-cell>
          <table:table-cell office:value-type="string" table:style-name="ce40">
            <text:p><text:a xlink:href="https://kartkatalog.geonorge.no/metadata/kartverket/matrikkelen-vegadresse/e628729b-90fc-4f32-b018-655e045c541d">Matrikkelen - Vegadres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Eiendom</text:p>
          </table:table-cell>
          <table:table-cell office:value-type="string" table:style-name="ce40">
            <text:p><text:a xlink:href="https://kartkatalog.geonorge.no/metadata/kartverket/matrikkelen-norges-offisielle-eiendomsregister/e77e6fdc-591d-4b1b-91b2-bd9d13fb33b7">Matrikkelen, Norges offisielle eiendomsregist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Forurensning</text:p>
          </table:table-cell>
          <table:table-cell office:value-type="string" table:style-name="ce41">
            <text:p><text:a xlink:href="https://kartkatalog.geonorge.no/metadata/tungmetaller-og-andre-uorganiske-miljoeelementer-i-marine-sedimenter/130c7eea-1575-4dff-aa33-e754c577b9bc?search=kvikks%C3%B8lv">Tungmetaller og annet uorganisk i marine sedimen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kartkatalog.geonorge.no/metadata/organiske-miljoegifter-i-marine-sedimenter/f8fcb5a3-552b-40cc-a2d4-d3f0bf6a9f97?search=organiske%20milj%C3%B8">Organiske miljøgifter i marine sedimen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kartkatalog.geonorge.no/metadata/stoeykartlegging-veg-etter-t-1442/d6db9f39-9725-4630-909e-5e62f09a0766?search=strategisk%20st%C3%B8ykartlegging%20veg">Strategisk støykartlegging ve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vann-nett.no/waterbodies/map">Vann-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kartkatalog.geonorge.no/metadata/kadmium-nivaa-i-overflatesedimenter/0cc9fe0f-fc12-46e8-b5f8-77bbe167dd3d?search=kadmium%20niv%C3%A5">Kadmium nivå i overflatesedimen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kartkatalog.geonorge.no/metadata/mareano-kjemistasjoner/7bc25711-fc24-4a99-9e12-abbfb5de56cc?search=kjemistasjoner">Kjemistasjoner pr år Marean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Prøvestasjoner - geokjemiske målinger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kartkatalog.geonorge.no/metadata/slam/ec013935-1763-4d0e-99c3-56cb5e7498a1?search=slam">Slam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1">
            <text:p><text:a xlink:href="https://kartkatalog.geonorge.no/metadata/traalspor/26b35642-bc09-4262-8ac6-b12550be7741?search=tr%C3%A5lspo">Trålspo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avl%C3%B8psanlegg/276db913-395d-4867-9717-eb86636806d9">Avløps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3d0fe246-ae76-4e88-af1f-c0b0405e83c1">Forsvarets skyte- og øvingsfelt lan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b7f89a26-75af-4ab8-9c78-8b232cfb4e5c">Forsvarets skyte- og øvingsfelt sjø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e48e71ac-16fc-4e47-9e7f-c0a4a4bbfad0">Forurenset gru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6fcba5d4-36f8-4387-a83c-c5d90d6708bf">Følsomme områder (Avløpsdirektivet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bbaaee09-41f3-4a63-a98b-5f46083a62c1">Miljøtilstand i va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7704fe93-c609-4b3a-9d10-e5a7d08979a2">Radioaktivitet i marint miljø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Forurensning</text:p>
          </table:table-cell>
          <table:table-cell office:value-type="string" table:style-name="ce43">
            <text:p><text:a xlink:href="https://kartkatalog.geonorge.no/metadata/3005424f-1c4e-45a9-85ec-5c855388e1f5">Spesialavfall Skedsmo kommune - lokale 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e379ef5e-8851-4305-b900-44a4587cf14c">RADNETT - doseratemålest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d6db9f39-9725-4630-909e-5e62f09a0766">Støykartlegging veg etter T-1442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1489f7f8-40c8-4dc4-83b6-bcf277b56506">Støysoner Avinors lufthav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47234f63-a9d1-43c7-b91c-db90c92d5008">Støysoner for Bane NORs jernbane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ec1541d3-4a56-4095-9bf7-08dcfbb673d1">Støysoner for Forsvarets flyplas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21d93ab2-868f-4ef9-986b-bf362746f4bd">Støysoner for Forsvarets skyte- og øvings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85d3cc07-e209-42fb-9c6f-b03051cd957c">Tettbebyggelser (Avløp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8f42b9c5-eaf2-4e6d-997f-5558cc4a5632">Utslipp fra landbasert industri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orurensning</text:p>
          </table:table-cell>
          <table:table-cell office:value-type="string" table:style-name="ce40">
            <text:p><text:a xlink:href="https://kartkatalog.geonorge.no/metadata/304bac68-1c6f-4e2b-a08b-b66f88229a07">Utslipp fra Petroleumsvirksomh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kartkatalog.geonorge.no/metadata/miljodirektoratet/friluftslivsomrader-kartlagte/91e31bb7-356f-4478-bcba-d5c2de6e91bc">Friluftslivsområder - kartlag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Friluftsliv</text:p>
          </table:table-cell>
          <table:table-cell office:value-type="string" table:style-name="ce43">
            <text:p><text:a xlink:href="https://www.fylkesatlas.no/">Fylkesatlas.n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kartkatalog.geonorge.no/metadata/statistisk-sentralbyra/potensielt-tilgjengelig-strandsone/1b359df9-1d36-4e90-815d-5cf98c6a8cb2">Potensielt tilgjengelig strandson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kartkatalog.geonorge.no/metadata/statskog/storviltjaktfelt/c23c14c6-63c4-40f4-bae4-2d40198a2f40">Storviltjakt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kartkatalog.geonorge.no/metadata/kartverket/tur-og-friluftsruter/d1422d17-6d95-4ef1-96ab-8af31744dd63">Tur- og frilufts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www.barnetrakk.no/">Barnetråk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mtbmap.no/#12/59.9129/10.7233">Sykkel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Friluftsliv</text:p>
          </table:table-cell>
          <table:table-cell office:value-type="string" table:style-name="ce40">
            <text:p><text:a xlink:href="https://kartkatalog.geonorge.no/metadata/turrutebasen/d1422d17-6d95-4ef1-96ab-8af31744dd63">Turrutebasen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Friluftsliv</text:p>
          </table:table-cell>
          <table:table-cell office:value-type="string" table:style-name="ce43">
            <text:p><text:a xlink:href="http://www.turorientering.no/">Turorienter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kartverket/digitale-ortofoto/d5b180dd-0cef-4c4a-9174-ba5af69c3551">Digitale ortofot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kartverket/fastmerker-hoydefastmerker/43838cda-fa62-11e6-bc64-92361f002671">Fastmerker - Høydefastmerk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kartverket/fastmerker-landsnett-og-stamnett/b0bea40a-2e4b-4ae0-8439-7037a3b60181">Fastmerker - Landsnett og stam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kartverket/fastmerker-trekantpunkter/dc37b5b6-fa60-11e6-bc64-92361f002671">Fastmerker - Trekantpunk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ankringsforhold/af992d03-3861-47b9-b3e9-f0b985055a07">Ankringsforhol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erggrunn-n250/7c39be66-77b6-4b74-b58d-53b6bee90067">Berggrunn N250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erggrunn-n50/a5c76d05-33bd-4a1d-b28b-81575092e468">Berggrunn N50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direktoratet-for-mineralforvaltning/bergrettigheter/b3c319bd-910d-4663-8ce8-23a246afe879">Bergrettighe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reflektivitet/0c2af0d4-c954-4dce-a012-0365f539e6d4">Bunnreflektivit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sedimenter-dannelse-detaljert/8baa6e54-774e-4789-9e64-1c50f32098f4">Bunnsedimenter (dannelse), detaljer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sedimenter-dannelse-oversikt/79b687ac-7eba-4432-97e2-04dcbc98ccd6">Bunnsedimenter (dannelse), oversik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sedimenter-dannelse-regionalt/c7ee3b10-9383-49ef-a46c-087ddb1735bb">Bunnsedimenter (dannelse), regiona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sedimenter-kornstorrelse-detaljert/79f0f17d-9f62-456d-b1a9-2a8c754c51c4">Bunnsedimenter (kornstørrelse), detaljer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sedimenter-kornstorrelse-oversikt/39c357fc-8c56-49e0-a6ba-3e434d62a585">Bunnsedimenter (kornstørrelse), oversik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sedimenter-kornstorrelse-regionalt/c6738716-1954-4f88-aa5f-1be7eef36b25">Bunnsedimenter (kornstørrelse), regiona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bunntyper-fra-sjomaling/f3e05c87-4f92-41ed-a1fe-dd551fd5325a">Bunntyper fra sjømål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oljedirektoratet/faults-and-boundaries/d19c485f-8b42-4dda-b2b2-b1cbe2d613cb">Faults and boundaries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geologisk-arv/52a55a3c-bcd2-44d7-ac21-2f4550161937">Geologisk arv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gravbarhet/6f383993-592d-4c1f-bcaf-e4c905af6ddb">Gravbarhet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grunnvannsborehull/82cd33ef-52dd-4c83-b2d6-e55a0941b33b">Grunnvannsborehull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grus-og-pukk/a26e57bc-15bd-46db-8504-6c6ed1e7c501">Grus og pukk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losmasser/3de4ddf6-d6b8-4398-8222-f5c47791a757">Løsmasser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losmasser-forenklet-kart-n1000/fd37fe85-ab6d-4e9e-8ca8-f09fffdba86d">Løsmasser forenklet kart (N1000)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marin-grense/cf8ccec7-9505-4d84-94a9-eac9c69971d3">Marin grense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marine-sedimentasjonsmiljo/7ddb1b9d-08f5-41d0-9d73-48a98d961a2e">Marine sedimentasjonsmiljø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mineralressurser/378d5f88-de1f-4d1e-b99a-7b0f0dd52951">Mineralressurser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mulighet-for-marin-leire/641a81c2-9354-473b-b8f0-2b1e2ab3930a">Mulighet for marin leire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nasjonal-database-for-grunnundersokelser-nadag/bf45a463-434d-4b4d-84dc-9325780ab5fb">Nasjonal database for grunnundersøkelser (NADAG)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norges-geologiske-undersokelse/radon-aktsomhet/dc0605f3-2301-4abe-a91f-6da42464c281">Radon aktsomhet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statens-stralevern/radon-in-indoor-air-in-norway/20b933c3-c17e-41e8-8fc3-ea264b199639">Radon in indoor air in Norway</text:a></text:p>
          </table:table-cell>
          <table:table-cell table:style-name="ce24"/>
          <table:table-cell table:number-columns-repeated="1638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roros-kommune/sand-grus-ressurs/3cc544aa-6fb0-46de-960c-78f404743e1c">Sand_Grus_Ressurs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Grunnforhold</text:p>
          </table:table-cell>
          <table:table-cell office:value-type="string" table:style-name="ce40">
            <text:p><text:a xlink:href="https://kartkatalog.geonorge.no/metadata/oljedirektoratet/structural-elements/f1680c76-e328-48ec-afdc-78d822cd589b">Structural elements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1">
            <text:p><text:a xlink:href="https://kartkatalog.geonorge.no/metadata/kulturminner-lokaliteter-enkeltminner-og-sikringssoner/c72906a0-2bc2-41d7-bea2-c92d368e3c49?search=kulturminner">Kulturminner - Lokaliteter, enkeltminner og sikringss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0">
            <text:p><text:a xlink:href="https://kartkatalog.geonorge.no/metadata/riksantikvaren/kulturminner-brannsmitteomrader/73f863ba-628f-48af-b7fa-30d3ab331b8d">Kulturminner - Brannsmitte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0">
            <text:p><text:a xlink:href="https://kartkatalog.geonorge.no/metadata/riksantikvaren/kulturminner-freda-bygninger/a4bfd879-120f-490e-9907-68ba870664b1">Kulturminner - Freda byg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0">
            <text:p><text:a xlink:href="https://kartkatalog.geonorge.no/metadata/riksantikvaren/kulturminner-kulturmiljoer/17adbcac-bbb2-4efc-ab51-756573c8f178">Kulturminner - Kulturmiljø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0">
            <text:p><text:a xlink:href="https://kartkatalog.geonorge.no/metadata/riksantikvaren/kulturminner-sefrak-bygninger/93f06149-037c-48cf-b294-d166f65b6838">Kulturminner - SEFRAK-byg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0">
            <text:p><text:a xlink:href="https://kartkatalog.geonorge.no/metadata/riksantikvaren/kulturminner-verneverdig-tette-trehusmiljoer/420a0af3-135c-49de-bd14-e4dec9c858db">Kulturminner - Verneverdig tette trehusmiljø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Kulturarv</text:p>
          </table:table-cell>
          <table:table-cell office:value-type="string" table:style-name="ce40">
            <text:p><text:a xlink:href="https://kartkatalog.geonorge.no/metadata/kulturminner-fjernmaalte/a36779ba-3f96-43cd-8194-74a0b0ad2435">Kulturminner - Fjernmål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Landskap</text:p>
          </table:table-cell>
          <table:table-cell office:value-type="string" table:style-name="ce40">
            <text:p><text:a xlink:href="https://kartkatalog.geonorge.no/metadata/norsk-institutt-for-biookonomi/landskap-jordbruksregion/ea46cdee-fbe8-4dd4-9017-c8f85ebe2253">Landskap - Jordbruksregi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Landskap</text:p>
          </table:table-cell>
          <table:table-cell office:value-type="string" table:style-name="ce40">
            <text:p><text:a xlink:href="https://kartkatalog.geonorge.no/metadata/norsk-institutt-for-biookonomi/landskap-landskapsregion/c6cd5ab4-6392-45b7-9d25-414821ebebb1">Landskap - Landskapsregi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Landskap</text:p>
          </table:table-cell>
          <table:table-cell office:value-type="string" table:style-name="ce40">
            <text:p><text:a xlink:href="https://kartkatalog.geonorge.no/metadata/norsk-institutt-for-biookonomi/landskap-underregion/0d0decb1-3745-498d-8d3f-2947c5cd9020">Landskap - Underregi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Landskap</text:p>
          </table:table-cell>
          <table:table-cell office:value-type="string" table:style-name="ce40">
            <text:p><text:a xlink:href="https://kartkatalog.geonorge.no/metadata/norges-geologiske-undersokelse/marine-landformer/5e8d9286-4d94-4e95-8546-2ef4b891c007">Marine landform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Landskap</text:p>
          </table:table-cell>
          <table:table-cell office:value-type="string" table:style-name="ce40">
            <text:p><text:a xlink:href="https://kartkatalog.geonorge.no/metadata/artsdatabanken/naturtyper-i-norge-landskap/77512fbd-cfc5-497a-8c41-ebaf5f736ded">Naturtyper i Norge - Landskap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Landskap</text:p>
          </table:table-cell>
          <table:table-cell office:value-type="string" table:style-name="ce40">
            <text:p><text:a xlink:href="https://kartkatalog.geonorge.no/metadata/kulturdepartementet/gravplass/261a2a6a-bcae-43bd-b7c3-cde40b22ee55">Gravplas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atlantisk-laks-wms/bd8cc7dd-84f1-4793-8147-31d4c565a0b4?search=atlantisk%20laks">Atlantisk laks WM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naturtyper-paa-land-nin/eb48dd19-03da-41e1-afd9-7ebc3079265c?search=naturtyper">Naturtyper - på land (NIN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nin-kart-natur-i-norge/ac2c87e4-c379-4f28-adf3-36f8e62ed987?search=nin">NiN-kart (Natur i Norge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seapop-estimerte-hekkebestander-for-sjoefugl/ed4f31ed-7497-479d-bc8d-9dfab7d8c37a?search=seapop">SEAPOP Relative bestandstall for sjøfugl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truede-arter-hot-spots-og-kartleggingsmangler-wms/65dbccc9-3586-4597-8956-061059b7fa37?search=truede">Truede arter – hot spots og kartleggingsmangler WM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vann-nett/65107f31-eaa2-4a53-a038-d07df7e8901b?search=vann-nett">Vann-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verneplan-for-vassdrag/df5c70a1-e9cf-4b2c-bf9a-7dce453830cd?search=verneplan%20fo">Verneplan for vassdra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viltpunkter/e4c08213-ff4e-478f-9651-422015fc8e79?search=faunapassasjer">Viltpunkter - faunapassasj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fremmedartlista/53f55741-c9b3-419b-bb86-15bd2a2413e1?search=fremmede">Fremmedartlis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1">
            <text:p><text:a xlink:href="https://kartkatalog.geonorge.no/metadata/bytraer/41e19e46-786a-4c96-891e-c2574ef193a7?search=Tr%C3%A6r">Bytræ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1">
            <text:p><text:a xlink:href="https://kartkatalog.geonorge.no/metadata/miljoetilstand-i-vann/bbaaee09-41f3-4a63-a98b-5f46083a62c1?search=vannmilj%C3%B8">Miljøtilstand i va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sk-institutt-for-biookonomi/arealressurskart-ar50/4bc2d1e0-f693-4bf2-820d-c11830d849a3">Arealressurskart - AR50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geovekst/fkb-naturinfo/aa3c01f3-0678-470d-b03b-33085a7bae28">FKB-Naturinf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trysil-kommune/arter-av-lokal-forvaltningsinteresse/d44658d9-c834-4ecb-a41b-08b24cc88aec">Arter av lokal forvaltningsinteres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arter-av-nasjonal-forvaltningsinteresse/a8456aed-441a-40c4-831f-46bcbe4e6ff1">Arter av nasjonal forvaltningsinteres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arter-funksjonsomraader/49c3c642-87d5-480a-bd67-53a8fe6732b8">Arter funksjon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artsdatabanken/artskart-funn-av-arter/d2810d22-6974-4897-94fd-bdfe0af1cfbe">Artskart - funn av ar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havforskningsinstituttet/artsutbredelse-fisk/0fdd8501-cacd-40a4-9085-ac6d9a757a8d">Artsutbredelse Fis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havforskningsinstituttet/artsutbredelse-sjopattedyr/cef06e8f-3ecc-4406-90d2-25e42f7c3f60">Artsutbredelse Sjøpattedy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biogeografiske-regioner/40558d42-4636-46e1-8132-4c136777a341">Biogeografiske regi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dyreposisjoner/fb0161e7-6c3b-4ba6-b5a8-39b58412694d">Dyreposi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foreslatte-naturvernomrader/0e7eb17f-35ef-46d3-a465-3112d8bb2b5e">Foreslåtte naturvern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forvaltningsomrader-for-rovdyr/800b3274-7c07-41d8-956b-313d253ea564">Forvaltningsområder for rovdy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inngrepsfri-natur-i-norge-2013/277bda73-b924-4a0e-b299-ea5441de2d3b">Inngrepsfri natur i Norge 2013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kulturlandskap-utvalgte/7ce68b6a-64a8-4cf3-9ca0-0f773483ba92">Kulturlandskap - utvalg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kulturlandskap-verdifulle/a6368bed-4896-41d3-92aa-cc2b4261adc3">Kulturlandskap - verdifull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lakseregisteret/b97c3584-2308-426c-8b42-1a1658c58666">Lakseregister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ges-geologiske-undersokelse/marine-biotoper/6121ce08-156f-480a-a6e4-d1f664d6ab00">Marine biotop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ges-geologiske-undersokelse/marine-landformer/5e8d9286-4d94-4e95-8546-2ef4b891c007">Marine landform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kartkatalog.geonorge.no/metadata/miljodirektoratet/inspire-protected-sites/df13894d-28f4-448c-890c-d14fd397bbd9">INSPIRE - Protected Site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ges-geologiske-undersokelse/marine-landskap/9db56b4f-474a-4e79-bd87-a2f0e4e4728e">Marine landskap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etilstand-i-vann/bbaaee09-41f3-4a63-a98b-5f46083a62c1">Miljøtilstand i va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miljoverdi-hav/607b7b4e-3d52-4978-9db6-82b976aa7fc5">Miljøverdi, hav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6">
            <text:p><text:a xlink:href="https://kartkatalog.geonorge.no/metadata/mareano-kartapplikasjon/d114f29c-e13f-453c-8051-1baacd7644e5">Mareano kartapplikasj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nasjonal-marin-verneplan-radgivende-utvalgs-a-liste/99f8ef88-7208-406b-bd8a-3f614a5acfe8">Nasjonal marin verneplan - Rådgivende utvalgs A-lis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asjonale-laksefjorder/b12d041d-03d4-4562-b333-bc9d7c9bd123">Nasjonale laksefjor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asjonale-laksefjorder-i-finnmark/1480a012-ba90-43c1-92bd-cc6977b5e7cf">Nasjonale laksefjorder<text:s/>Finnma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naturtyper-dn-handbok-13/d776ff93-104d-4aa5-a8d9-276df01eb51c">Naturtyper - DN-håndbok 13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naturtyper-marine-dn-handbok-19/e4f40b02-7a32-4163-87af-d4121de48e6d">Naturtyper - marine (DN-håndbok 19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naturtyper-nin/eb48dd19-03da-41e1-afd9-7ebc3079265c">Naturtyper - Ni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naturtyper-utvalgte/2c0072de-f702-401e-bfb3-5ad3d08d4c2d">Naturtyper - utvalg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artsdatabanken/naturtyper-i-norge-landskap/77512fbd-cfc5-497a-8c41-ebaf5f736ded">Naturtyper i Norge - Landskap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naturvernomrader/5857ec0a-8d2c-4cd8-baa2-0dc54ae213b4">Naturvern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sk-institutt-for-naturforskning/predikert-utbredelse-og-tetthetsfordeling-av-sjofugl-i-apent-hav/41ccca92-2ae9-43c9-9a45-b3d6424d1633">Predikert utbredelse og tetthetsfordeling av sjøfugl i åpent hav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ramsaromrader/fc28749e-633d-4dcc-b4c3-c073720a0982">Ramsar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artsdatabanken/rodlistearter/00b0ab63-de0b-4f12-ac40-655de5163b8d">Rødlistear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sk-institutt-for-naturforskning/seapop-bestander-for-sjofugl-i-apent-hav-hostsesong/e627d580-0c51-4552-ad2e-90218ce299d1">SEAPOP Bestander for sjøfugl i åpent hav - høstseso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sk-institutt-for-naturforskning/seapop-bestander-for-sjofugl-i-apent-hav-sommersesong/cc16f814-1bdc-4a0f-b543-953173b97ec8">SEAPOP Bestander for sjøfugl i åpent hav - sommerseso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sk-institutt-for-naturforskning/seapop-bestander-for-sjofugl-i-apent-hav-vintersesong/04e9a0cc-b186-4c73-9d66-c6a0f5fcce90">SEAPOP Bestander for sjøfugl i åpent hav - vinterseso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orsk-institutt-for-naturforskning/seapop-estimerte-hekkebestander-for-sjofugl/ed4f31ed-7497-479d-bc8d-9dfab7d8c37a">SEAPOP Estimerte hekkebestander for sjøfugl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sensitive-artsdata/b70c5869-f5b6-40df-b52c-6437c34c928d">Sensitive arts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sorreisa-kommune/supplerende-naturdata/83f5abdf-1cc7-4204-b7dc-4fc6b6a59863">Supplerende natur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artsdatabanken/svartelistearter/53f55741-c9b3-419b-bb86-15bd2a2413e1">Svartelistear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saerlig-verdifulle-omrader-i-havomradene/1bf63cd3-3cde-4f81-b4f6-535677da1079">Særlig verdifulle områder i havområden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sarbare-omrader-nitratdirektivet/10715431-e74e-41c0-8ee5-3ff8bec0da7f">Sårbare områder (Nitratdirektivet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miljodirektoratet/villreinomrader/fc59e9a4-59df-4eb3-978a-1c173b84bf4e">Villreinområd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kartkatalog.geonorge.no/metadata/oslo-kommune/tredata/f256d2d837554edab8b53bb6af90bc8d_19">Tre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://fmtl.gislink.no/elvemusling/">Elvemuslingbase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hjorteviltregisteret.no/">Fallvilt fra<text:s/>Hjorteviltregister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naturvernomraader-foresltte/0e7eb17f-35ef-46d3-a465-3112d8bb2b5e">Naturvernområder - Foreslåt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kartkatalog.geonorge.no/metadata/roros-kommune/viltkart/0771882d-115c-4d3c-9045-c27fd516f8c8">Viltkar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kartkatalog.geonorge.no/metadata/sorreisa-kommune/viltomradekartverk/66ff92a6-b871-4934-9ac8-6841ff874e0c">Viltområdekartverk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kartkatalog.geonorge.no/metadata/trysil-kommune/viltomrader/7e7fef1b-001c-4753-964c-7d8a4ec9c185">Viltområd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mangfold</text:p>
          </table:table-cell>
          <table:table-cell office:value-type="string" table:style-name="ce43">
            <text:p><text:a xlink:href="https://kartkatalog.geonorge.no/metadata/trysil-kommune/viltpunkter/e4c08213-ff4e-478f-9651-422015fc8e79">Viltpunk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mangfold</text:p>
          </table:table-cell>
          <table:table-cell office:value-type="string" table:style-name="ce40">
            <text:p><text:a xlink:href="https://kartkatalog.geonorge.no/metadata/korallrev/31edb985-138e-46a7-a910-a0c1cd9baf4c">Korallrev</text:a></text:p>
          </table:table-cell>
          <table:table-cell table:number-columns-repeated="16382"/>
        </table:table-row>
        <table:table-row table:style-name="ro2">
          <table:table-cell office:value-type="string" table:style-name="ce51">
            <text:p>Naturmangfold</text:p>
          </table:table-cell>
          <table:table-cell office:value-type="string" table:style-name="ce54">
            <text:p><text:a xlink:href="https://kartkatalog.geonorge.no/metadata/nasjonale-laksefjorder/b12d041d-03d4-4562-b333-bc9d7c9bd123?search=nasjonale%20laksevassdrag">Nasjonale laksefjord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arealressurskart-ar50-dyrkbar-jord/fd4f0d98-3667-4910-8afb-933629cc1c00">Arealressurskart - AR50 - Dyrkbar jord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1">
            <text:p><text:a xlink:href="https://kartkatalog.geonorge.no/metadata/jordsmonn/0b960bb3-d9af-499e-a204-72833a4bcaaa?search=jordsmonn">Jordsmonn</text:a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Naturressurser</text:p>
          </table:table-cell>
          <table:table-cell office:value-type="string" table:style-name="ce41">
            <text:p><text:a xlink:href="https://kartkatalog.geonorge.no/metadata/jordkvalitet/35c38144-c0a0-4ed9-a66f-21b80bc17fa7?search=jordsmonn">Jordkvalit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kystverket/ais-nedlasting/7997fd76-83f9-4e94-bfe7-f4677a6cd787">AIS nedlast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fiskeridirektoratet/fiskeplasser-redskap/09a40026-00e2-4fd8-b390-afd8d6f88c63">Fiskeplasser - redskap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arealressurskart-ar250-arealtyper/de72929c-b250-461a-85d8-2557a2597ab4">Arealressurskart - AR250 - Areal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arealressurskart-ar250-dyrkbar-jord/b45e43a2-0537-4d42-977b-b81bd988082f">Arealressurskart - AR250 - Dyrkbar jor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miljodirektoratet/forvaltningsplanomrader-for-havomradene/1af22776-7e05-47f4-9699-48a7d3eba42d">Forvaltningsplanområder for havområden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arealressurskart-fkb-ar5/243751e8-5803-4627-898c-d0ddabe82056">Arealressurskart - FKB-AR5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arealressurskart-fkb-ar5-arealtyper/280bbd7a-5ce9-4c83-9e15-ac162cabd8a6">Arealressurskart - FKB-AR5 - Areal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/8fcf0b83-c86c-4b0c-97c5-952f1f9704f8">Beitebruk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-dyreslag/dffe4dfe-8fc7-408c-ac6d-a744c0512f05">Beitebruk - Dyresla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-geit-sleppt-pa-beite/ca0e5e6a-2eb1-42c0-b426-0ad79ad81d24">Beitebruk - Geit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-lam-sleppt-pa-beite/b7532a9f-af70-4cf2-abb2-205cc9f20c3a">Beitebruk - Lam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-sau-og-lam-per-km-tilgjengeleg-areal/9b1ca3cf-435d-41de-b989-2b5d5a4a8edc">Beitebruk - Sau og lam per km² tilgjengeleg areal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-sau-og-lam-sleppt-pa-beite/3c4652a5-45d1-4704-bba7-07bc324534db">Beitebruk - Sau og lam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beitebruk-sau-sleppt-pa-beite/e4899b15-79e6-492d-b27b-308964fd8fcb">Beitebruk - Sau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8">
            <text:p><text:a xlink:href="https://kartkatalog.geonorge.no/metadata/norsk-institutt-for-biookonomi/vegetasjon/cf86c8d3-5fb6-44eb-9ae3-a33897447f05">Beitebruk - Storfe sleppt på beiteVegetasj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fiskeridirektoratet/gyteomrader/c3d6bba0-e4b0-44e6-93a4-5b379946acb7">Gyte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fiskeridirektoratet/tare-hostefelt/4d0bd656-640b-4592-be35-e7435aa313dc">Tare - høste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norsk-institutt-for-biookonomi/arealressurskart-ar250/544abd7d-2cd1-43b6-a9df-a2931c761eb3">Arealressurskart - AR250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norsk-institutt-for-biookonomi/arealressurskart-ar50-arealtyper/41f6b000-c394-41c5-8ebb-07a0a3ec914f">Arealressurskart - AR50 - Arealtyp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norsk-institutt-for-biookonomi/digitalt-markslagskart-dmk-historisk-datasett/ee64e4fb-70b2-485f-9d98-cec0b7d41deb">Digitalt markslagskart (DMK) - Historisk datas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norsk-institutt-for-biookonomi/dyrkbar-jord/8252baea-5bad-428b-8f18-fe236fa4ced6">Dyrkbar jord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9">
            <text:p><text:a xlink:href="https://kartkatalog.geonorge.no/metadata/geovekst/fkb-arealbruk/87b31015-a3de-4540-9b8b-cb1bf4e1cb3a">FKB-Arealbru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geovekst/fkb-ar5/166382b4-82d6-4ea9-a68e-6fd0c87bf788">FKB-AR5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gjengroing/8834b320-e253-4095-8572-215c0305c332">Gjengro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skap-jordbruksregion/ea46cdee-fbe8-4dd4-9017-c8f85ebe2253">Jordbruksregi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norsk-institutt-for-biookonomi/jordkvalitet/35c38144-c0a0-4ed9-a66f-21b80bc17fa7">Jordkvalit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minit.dirmin.no/kart/">Bergrettigheter og utta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grus-og-pukk/a26e57bc-15bd-46db-8504-6c6ed1e7c501">Grus og puk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mineralressurser-industrimineral-naturstein-og-metaller/5a887d78-07ef-44c6-8941-cb8017c6328c">Mineralressurser; industrimineral, naturstein og metall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avtaleomrade/7f88f401-4e0e-4be6-9e12-265c7b23505d">Reindrift - Avtale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beitehage/df2db95d-adbc-4807-bb46-00b729caed7c">Reindrift - Beitehag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ekspropriasjonsomrade/1c64c5ff-0069-4f8e-9a2b-948c7ce3d527">Reindrift - Ekspropriasjons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flyttlei/f9c1e228-892f-4f1a-9e4e-b6d6149f373c">Reindrift - Flyttlei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konsesjonsomrade/49efb2b2-93e3-4175-b10b-65b509d73c2a">Reindrift - Konsesjons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konvensjonsomrade/5cb86063-3f66-4d7a-9799-0551e2e21a46">Reindrift - Konvensjons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oppsamlingsomrade/a02e84ec-322c-47a7-a626-ca02d57d1f7e">Reindrift - Oppsamlings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reinbeitedistrikt/6bfec384-92cf-44d3-863b-0187afa06658">Reindrift - Reinbeitedistrik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reinbeiteomrade/d02dc4bd-77d5-4b3b-a316-5a488b6fe811">Reindrift - Reinbeite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reindriftsanlegg/8dfa67c5-3099-4353-9ce0-72f9ebd44a2c">Reindrift - Reindrifts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restriksjonsomrade/05a9cb73-639e-48ab-8533-bd80521a84bf">Reindrift - Restriksjons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siidaomrade/00828ff6-b1e4-4916-9d65-50199e293c1e">Reindrift - Siidaområ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trekklei/95b0d396-a6fe-462b-8753-120efd0b60f3">Reindrift - Trekklei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arstidsbeite-hostbeite/6383f5a8-3a4d-48fc-8c67-f1eeec24fd8b">Reindrift - Årstidsbeite - Høstbei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arstidsbeite-hostvinterbeite/85a4c5e3-25ab-427c-b664-bbac2d0c9e79">Reindrift - Årstidsbeite - Høstvinterbei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arstidsbeite-sommerbeite/d5d1e2d4-7dc0-47ce-8776-ff64b07d788e">Reindrift - Årstidsbeite - Sommerbei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arstidsbeite-vinterbeite/63f655ef-f625-43cf-a512-bb8164bf53a4">Reindrift - Årstidsbeite - Vinterbei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ndbruksdirektoratet/reindrift-arstidsbeite-varbeite/fa02a652-cd6d-4828-9fb5-7bd4515aa6d0">Reindrift - Årstidsbeite - Vårbeit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akseregisteret/b97c3584-2308-426c-8b42-1a1658c58666">Lakseregister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storviltjaktfelt/c23c14c6-63c4-40f4-bae4-2d40198a2f40">Storviltjakt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drikkevann-inntakspunkter/2303ad8a-eee1-446e-824f-13a46004a8f2">Drikkevann- inntakspunk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loesmasser/3de4ddf6-d6b8-4398-8222-f5c47791a757">Grunnva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mattilsynet-grunnvannsforekomster/a2a5c3b3-8bf4-4127-a2fb-859890a7228b">Mattilsynet- Grunnvannsforekomst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vegetasjon-beite-for-sau-egnethet/bb11056b-c019-4f42-8a4b-35606cc6b153">Vegetasjon - Beite for sau - Egneth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vegetasjon-beite-for-sau-utforming/69f30af6-e3bc-4df4-b856-0619d1ba1823">Vegetasjon - Beite for sau - Utformin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vegetasjon-beite-for-storfe-egnethet/44a9aa68-bd02-4d1e-8ad3-462b21b64e6f">Vegetasjon - Beite for storfe - Egneth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aturressurser</text:p>
          </table:table-cell>
          <table:table-cell office:value-type="string" table:style-name="ce43">
            <text:p><text:a xlink:href="https://kartkatalog.geonorge.no/metadata/norsk-institutt-for-biookonomi/vegetasjon-beite-for-storfe-utforming/e6d306bf-8de2-4405-bdf6-06e18c5f1cb0">Vegetasjon - Beite for storfe - Utform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aturressurser</text:p>
          </table:table-cell>
          <table:table-cell office:value-type="string" table:style-name="ce40">
            <text:p><text:a xlink:href="https://kartkatalog.geonorge.no/metadata/vannforekomster/b203e422-5270-4efc-93a5-2073725c43ef">Vannforekoms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1">
            <text:p><text:a xlink:href="https://kartkatalog.geonorge.no/metadata/landbruk-temakart/bbf3cdaa-77b6-4476-b733-41c758b79f5d?search=landbruk">Landbruk temakar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1">
            <text:p><text:a xlink:href="https://kartkatalog.geonorge.no/metadata/seterdrift/1a3ba516-84e8-41d2-9448-0a85e14581cb?search=seterd">Seterdrift - Dyresla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geovekst/fkb-arealbruk/87b31015-a3de-4540-9b8b-cb1bf4e1cb3a">FKB-Arealbru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geovekst/fkb-bygnanlegg/ede5ffb2-ee2a-44a3-852d-369a14d97f2e">FKB-Bygn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geovekst/fkb-bygning/8b4304ea-4fb0-479c-a24d-fa225e2c6e97">FKB-Bygnin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250-arealtyper/de72929c-b250-461a-85d8-2557a2597ab4">Arealressurskart - AR250 - Areal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250-dyrkbar-jord/b45e43a2-0537-4d42-977b-b81bd988082f">Arealressurskart - AR250 - Dyrkbar jord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250-skogbonitet/4a179a64-f16d-488a-abc0-ac478c7adf09">Arealressurskart - AR250 - Skogbonit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250-snaumark/cbf2803f-3712-4a12-bdc5-ebbb80fba6e2">Arealressurskart - AR250 - Snaumark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250-treslag/6ce2a354-c548-46be-a812-9e179c6435a9">Arealressurskart - AR250 - Tresla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geovekst/fkb-lufthavn/23dfcc33-fb04-4898-aa88-68b49c4bfea7">FKB-Lufthavn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50-jordbruk/76255ebe-2a0e-401e-87c8-7618dd196cf2">Arealressurskart - AR50 - Jordbruk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50-skogbonitet/e95e0c36-1651-4724-951b-eaef54394248">Arealressurskart - AR50 - Skogbonit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50-snaumark/3bca1b39-934e-474b-b684-e9de9885ed9a">Arealressurskart - AR50 - Snaumark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ar50-treslag/04b6aa8e-ac46-4303-baba-0149403a2acb">Arealressurskart - AR50 - Tresla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fkb-ar5/243751e8-5803-4627-898c-d0ddabe82056">Arealressurskart - FKB-AR5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geovekst/fkb-traktorvegsti/cc3a2d98-52ac-4699-9947-ed0625903de4">FKB-TraktorvegSti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fkb-ar5-grunnforhold/739810c2-ac22-4fb1-b5d4-19014194804b">Arealressurskart - FKB-AR5 - Grunnforhold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fkb-ar5-skogbonitet/596180d5-1e0b-4409-8cc1-8e073535f015">Arealressurskart - FKB-AR5 - Skogbonit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arealressurskart-fkb-ar5-treslag/12531460-8eae-4a9d-aa1e-8538de3b71f4">Arealressurskart - FKB-AR5 - Tresla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/8fcf0b83-c86c-4b0c-97c5-952f1f9704f8">Beitebru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statnett/byggeforbudssoner-kraftledninger/7893680e-183b-4f22-9d43-876d51764675">Byggeforbudssoner kraftledning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geit-sleppt-pa-beite/ca0e5e6a-2eb1-42c0-b426-0ad79ad81d24">Beitebruk - Geit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lam-sleppt-pa-beite/b7532a9f-af70-4cf2-abb2-205cc9f20c3a">Beitebruk - Lam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sau-og-lam-per-km-tilgjengeleg-areal/9b1ca3cf-435d-41de-b989-2b5d5a4a8edc">Beitebruk - Sau og lam per km² tilgjengeleg areal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sau-og-lam-sleppt-pa-beite/3c4652a5-45d1-4704-bba7-07bc324534db">Beitebruk - Sau og lam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sau-sleppt-pa-beite/e4899b15-79e6-492d-b27b-308964fd8fcb">Beitebruk - Sau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storfe-sleppt-pa-beite/7605f390-4ecf-4cca-8e1f-0174135c3882">Beitebruk - Storfe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tapsprosent-geit-sleppt-pa-beite/1b6ec0dd-e4c6-4b86-b680-9e81a03ec894">Beitebruk - Tapsprosent geit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tapsprosent-lam-sleppt-pa-beite/594eda46-e1fd-4087-a082-8c5a3e1314bb">Beitebruk - Tapsprosent lam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tapsprosent-sau-og-lam-sleppt-pa-beite/a646fab0-8e40-4e94-be4c-0cf985141144">Beitebruk - Tapsprosent sau og lam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tapsprosent-sau-sleppt-pa-beite/5f2f9e17-cad7-445d-bcfc-5d34ef03d905">Beitebruk - Tapsprosent sau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beitebruk-tapsprosent-storfe-sleppt-pa-beite/7a28cf50-0830-4e5c-a404-eecf86120a2d">Beitebruk - Tapsprosent storfe sleppt på beit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oljedirektoratet/business-arrangement-area/7a565562-7c75-49eb-8725-2c5ec5d7d564">Business Arrangement Are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dam/8c906c83-5192-4c2b-86ca-0d85759d37b8">Dam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delfelt-vannkraft/220f22c9-d415-4b20-bd0c-c3842be4874e">Delfelt vannkraf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fields/b6155f32-ed42-4e96-ad64-dd8ab559ecae">Field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havbunnsinstallasjoner/9d64dbe8-50e3-4019-a239-f8a9f00ad438">Havbunnsinstall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havvind/eebb5348-a2cf-44f2-a09f-7f715fcbdc08">Havvin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innsjodatabase/823b8639-9a49-41bf-8571-3608435eb149">Innsjødataba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kraftlinjer/4ab8c70a-215a-4e1a-847b-b3c044526d5e">Kraftlinj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magasin/5d13cd67-dc03-458d-8715-548bafbeb2c1">Magasi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maleserie/fa5e17ee-ed0c-4786-bb5f-25619b7ac3fb">Måleseri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nettanlegg/9f71a24b-9997-409f-8e42-ce6f0c62e073">Nett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nettkonsesjonsomrader/890fe9ea-5111-459b-aebd-450480c7713a">Nettkonsesjon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npd-factmapsdata/0b096caa-3244-41fb-a801-332ac3a9f6b4">NPD FactMaps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petroleumsforekomst/8b846f28-dc35-43c6-8e0d-6b356ad8eac5">Petroleumsforekoms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production-licences/a2dffbcd-1a6a-4b20-81d0-ddca6cf56c32">Production licence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rorledninger/3a31a1f1-f836-4565-937f-731286fb8baa">Rørled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surface-facilities/180ed23d-e229-4d8b-95f3-c702108ec6a1">Surface facilitie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oljedirektoratet/tfo-omsokbart/be11a863-e7c3-4b00-8a48-3578db7cd924">TFO Omsøkbar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transformatorstasjoner/ae55f901-480d-4fdc-8f1e-58ef3004d169">Transformatorst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tema/vannkraft/11">Vannkraf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vannkraft-utbygd-og-ikke-utbygd/f587a15a-c72a-4b21-aae9-4132df1bdd27">Vannkraft, Utbygd og ikke utbyg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ges-vassdrags-og-energidirektorat/vindkraftverk/ac249604-cd82-490c-83cc-9cd24fe18088">Vindkraftve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fiskeridirektoratet/akvakultur-lokaliteter/4ca8af5e-ffc7-4636-847d-4eca92c4a3b0">Akvakultur - lokalite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kystverket/ankringsomrader/d6a20e09-fa68-4d57-ab43-c22e755ff60a">Ankring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kystverket/bolgevarsel-punkt/c900cc0a-09c9-4c3a-9cd4-bc1686332a4f">Bølgevarsel - punk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fiskeridirektoratet/fiskeriaktivitet-fiskefartoy/32c6c382-df87-4eef-9073-5f195c9344b0">Fiskeriaktivitet - fiskefartøy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kystverket/fiskerihavner/fabfe189-06b5-4a3f-84ba-3c48b02ce6de">Fiskerihav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fiskeridirektoratet/fjordlinjer-kysttorskregulering/74365043-9f95-42c9-a87b-801c5c93b5e7">Fjordlinjer - Kysttorskreguler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kystverket/isps-havneanlegg/dc9b4d63-8597-4971-92a4-9f665abc3e21">ISPS Havne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kystverket/losbordingsfelt/f0083871-0d21-44e2-945f-9de9ea94d484">Losbordings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fiskeridirektoratet/lassettingsplasser/fb59846b-edb3-4631-ba85-90dd0193e3be">Låssettingsplass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fylkeskommunene/konsesjonsomrader-for-uttak-av-skjellsand-sand-og-grus-fra-sjoomradet/d1fe81f9-27a5-449c-9b47-9553a895aa09">Konsesjonsområder for uttak av skjellsand, sand og grus fra sjøområd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arealressurskart-ar250/544abd7d-2cd1-43b6-a9df-a2931c761eb3">Arealressurskart - AR250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arealressurskart-ar50-arealtyper/41f6b000-c394-41c5-8ebb-07a0a3ec914f">Arealressurskart - AR50 - Areal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oljedirektoratet/letebronnbaner/283c5da6-3955-469a-9ea8-529adbc901f8">Letebrønnba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arealressurskart-fkb-ar5-arealtyper/280bbd7a-5ce9-4c83-9e15-ac162cabd8a6">Arealressurskart - FKB-AR5 - Arealtyp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beitebruk-dyreslag/dffe4dfe-8fc7-408c-ac6d-a744c0512f05">Beitebruk - Dyresla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corine-landcover-2000-clc-arealdekke/4dcb7fb4-a222-4b37-8a94-0404696f1f1d">Corine Landcover 2000 (CLC) - Arealdekk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corine-landcover-2006-clc-arealdekke/25c8b126-62e0-4b7c-b5c4-dcc0e87666e0">Corine Landcover 2006 (CLC) - Arealdekk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corine-landcover-2012-clc-arealdekke/ab61e547-da05-4f4c-8828-9ad87bc20b0b">Corine Landcover 2012 (CLC) - Arealdekk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digitalt-markslagskart-dmk-historisk-datasett/ee64e4fb-70b2-485f-9d98-cec0b7d41deb">Digitalt markslagskart (DMK) - Historisk datas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mattilsynet/dyrehold-med-produksjonsdyr/e7459ac1-1f3d-4210-ac3e-c7ce68001190">Dyrehold med produksjonsdy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dyrkbar-jord/8252baea-5bad-428b-8f18-fe236fa4ced6">Dyrkbar jor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finnmarkseiendommen/elgjaktfelt-i-finnmark/0ad4fda9-f952-4105-a764-6003e86dd389">Elgjaktfelt i Finnma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geovekst/fkb-ar5/166382b4-82d6-4ea9-a68e-6fd0c87bf788">FKB-AR5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fylkesmannen-i-finnmark/jaktrestriksjoner-i-finnmark/175f7d04-f24c-41c8-844f-001d498cb836">Jaktrestriksjoner i Finnma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statistisk-sentralbyra/jordbruksstatistikk-pa-ruter/30446aa0-049f-47f7-b416-463d89ba3fea">Jordbruksstatistikk på ru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jordkvalitet/35c38144-c0a0-4ed9-a66f-21b80bc17fa7">Jordkvalit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sat-skog-volum/55e51b75-c325-4201-b164-10ebdb30bef0">SAT-SKOG - Volum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sat-skog-volum-furu/b2c0d7a4-7e1b-40ea-8462-738137d7ecca">SAT-SKOG - Volum Furu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sat-skog-volum-gran/dac25429-3029-4dae-bc0d-c8d869baea89">SAT-SKOG - Volum Gran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sat-skog-volum-lauv/c2343fc4-ac17-41a9-97f8-5d581de17bbd">SAT-SKOG - Volum Lauv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oljedirektoratet/seismisk-innsamling/522550de-3c58-45dc-9cd4-791263c2b8c9">Seismisk innsamlin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seterdrift/1a3ba516-84e8-41d2-9448-0a85e14581cb">Seterdrif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statistisk-sentralbyra/landbrukseiendomsstatistikk-pa-ruter/c8aab625-4f98-43f2-bdbd-6919ca57f84f">Landbrukseiendomsstatistikk på rut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miljodirektoratet/sjolaksefiske/02ef279f-27ee-49f7-8576-c1dc189e1d98">Sjølaksefisk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sr16-skogressurskart-16x16-meter-raster/5de45872-f534-4e97-840e-3cfd8db04398">SR16 - Skogressurskart 16x16 meter - Ras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markfuktighet-dtw/e8d01d77-af2a-431c-9fa5-5894b7a40074">Markfuktighet - DTW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markfuktighetsklasser/777e6472-d2a3-40cf-b2f2-47d241529e30">Markfuktighetsklas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sat-skog/ee232937-578e-4e4b-b35c-c50c0473fc25">SAT-SKO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sat-skog-alder/90c5ffb6-2e0d-4df8-84e7-49d2e0c69f5a">SAT-SKOG - Al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sat-skog-treslag/3a6837cc-174f-47f0-800d-3008eea85c14">SAT-SKOG - Tresla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seterdrift-setertype/38ab995a-95cb-42dc-8720-74c83ac20be7">Seterdrift - Setertyp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sr16-skogressurskart-16x16-meter-vektor/27206b9e-4830-4f71-810d-d04c0dc32b59">SR16 - Skogressurskart 16x16 meter - Vekto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vegetasjon/cf86c8d3-5fb6-44eb-9ae3-a33897447f05">Vegetasj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vegetasjon-beite-for-sau-egnethet/bb11056b-c019-4f42-8a4b-35606cc6b153">Vegetasjon - Beite for sau - Egneth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vegetasjon-beite-for-storfe-egnethet/44a9aa68-bd02-4d1e-8ad3-462b21b64e6f">Vegetasjon - Beite for storfe - Egneth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vegetasjon-beite-for-storfe-utforming/e6d306bf-8de2-4405-bdf6-06e18c5f1cb0">Vegetasjon - Beite for storfe - Utformin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vegetasjon-hovedtyper/dabbee3c-b5ea-43e8-a9ce-bc1f91509108">Vegetasjon - Hoved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vegetasjon-naturtyper/39d420fd-fe7b-46ae-ac2c-26c46c16d18f">Vegetasjon - Natur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vegetasjon-vegetasjonstyper/7469d461-0633-422b-a223-344f5a6ec555">Vegetasjon - Vegetasjonstyp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fylkesmannsembetene/vernskog/1ee8b824-809a-41f9-8877-01bb717cbd8f">Vernskog_Fylkesmannen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Næring</text:p>
          </table:table-cell>
          <table:table-cell office:value-type="string" table:style-name="ce43">
            <text:p><text:a xlink:href="https://kartkatalog.geonorge.no/metadata/norsk-institutt-for-biookonomi/vernskog/7f854c3d-4c65-4581-ab94-087a76564ee2">Vernskog_NIB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Næring</text:p>
          </table:table-cell>
          <table:table-cell office:value-type="string" table:style-name="ce40">
            <text:p><text:a xlink:href="https://kartkatalog.geonorge.no/metadata/norsk-institutt-for-biookonomi/vegetasjon-beite-for-sau-utforming/69f30af6-e3bc-4df4-b856-0619d1ba1823">Vegetasjon - Beite for sau - Utform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1">
            <text:p><text:a xlink:href="https://kartkatalog.geonorge.no/metadata/kommuneplaner/1cab28e5-6eec-4c9d-b3b7-4400a69a674e?search=kommuneplan">Kommunepla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50">
            <text:p><text:a xlink:href="https://kartkatalog.geonorge.no/metadata/reguleringsplaner/00036352-a2aa-4b90-89d1-862bc80439d3?search=regulering">Reguleringsplan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table:style-name="ce43"/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1">
            <text:p><text:a xlink:href="https://kartkatalog.geonorge.no/metadata/barnetraakk-fullstendig/3b1cbed1-5537-4f61-90df-3b396c656813?search=barnetr%C3%A5kk">Barnetråkk - fullstendi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1">
            <text:p><text:a xlink:href="https://kartkatalog.geonorge.no/metadata/barnetraakk-aggregert/7192d47e-4dd2-4bfd-aadd-010aa62cdee3?search=barnetr%C3%A5kk">Barnetråkk - aggreger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6">
            <text:p><text:a xlink:href="https://kartkatalog.geonorge.no/metadata/administrative-enheter-kommuner/041f1e6e-bdbc-4091-b48f-8a5990f3cc5b">Administrative enheter kommun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3">
            <text:p><text:a xlink:href="https://kartkatalog.geonorge.no/metadata/sysselmannen-pa-svalbard/arealplanomrader-svalbard/982c1c55-b96c-4021-aad1-a4a2d1bdbdee">Arealplanområder Svalbar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artverket/arealstatistikk-for-norge-1994-2018/ce353b52-910e-404b-8a61-f7805b021bc7">Arealstatistikk for Norge 1994 - 2018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3">
            <text:p><text:a xlink:href="https://kartkatalog.geonorge.no/metadata/miljodirektoratet/friluftslivsomrader-statlig-sikra/e08ad2cb-3262-4a78-bc58-2f3b5c5ccfd2">Friluftslivsområder - statlig sikr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skedsmo-kommune/graveforbudssoner-i-skedsmo-kommune-lokale-data/84a81fde-9fd0-441e-b1bc-b260903a01f5">Graveforbudssoner i Skedsmo kommune - lokale 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ulturdepartementet/gravplass/261a2a6a-bcae-43bd-b7c3-cde40b22ee55">Gravplass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ommunene/kommuneplaner/1cab28e5-6eec-4c9d-b3b7-4400a69a674e">Kommuneplan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3">
            <text:p><text:a xlink:href="https://kartkatalog.geonorge.no/metadata/skedsmo-kommune/konsesjonsomrade-fjernvarme-skedsmo-kommune-lokale-data/95867501-5b48-402d-8cb9-1d8a9b1c7bfc">Konsesjonsområde fjernvarme Skedsmo kommune - lokale data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3">
            <text:p><text:a xlink:href="https://kartkatalog.geonorge.no/metadata/kartverket/markagrensen/45e9ba77-388c-40eb-87df-e34e9d9ab300">Markagrense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as-kommune/midlertidig-forbud-mot-tiltak-as-kommune/0b894dcc-4abb-4a87-af26-b29b22186bbd">Midlertidig forbud mot tiltak - Ås kommun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artverket/planomrade/89a0f115-3292-4992-b68e-a7f1ad9094d7">Planområde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Plansituasjon</text:p>
          </table:table-cell>
          <table:table-cell office:value-type="string" table:style-name="ce43">
            <text:p><text:a xlink:href="https://kartkatalog.geonorge.no/metadata/kommunene/reguleringsplaner/00036352-a2aa-4b90-89d1-862bc80439d3">Reguleringspla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artverket/statlig-arealplan-e6-bomstasjon-ved-raukerud/862f51ae-abfc-401d-9515-85555bc5b26e">Statlig arealplan - E6 - Bomstasjon ved Raukeru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artverket/statlig-arealplan-smasetran-omradet/17d27950-a99d-41e2-8b7d-c9d5492ada03">Statlig arealplan - Småsetran-områd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artverket/statlig-arealplan-tysvaer-vindpark/c2faf17a-7f35-4a75-a7cd-283bc99e10a5">Statlig arealplan - Tysvær Vindpa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kartverket/statlige-planretningslinjer-for-differensiert-forvaltning-av-strandsonen-langs-sjoen/f50f228a-9482-4821-97df-41166c1f5a9b">Statlige planretningslinjer for differensiert forvaltning av strandsonen langs sjøe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Plansituasjon</text:p>
          </table:table-cell>
          <table:table-cell office:value-type="string" table:style-name="ce40">
            <text:p><text:a xlink:href="https://kartkatalog.geonorge.no/metadata/stedsnavn/30caed2f-454e-44be-b5cc-26bb5c0110ca">Stedsnav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1">
            <text:p><text:a xlink:href="https://kartkatalog.geonorge.no/metadata/hovedled-og-biled/8ff1538a-a93c-4391-8d6f-3555fc37819c">Hovedled og Biled, havneavgrens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1">
            <text:p><text:a xlink:href="https://kartkatalog.geonorge.no/metadata/sykkelparkering/c0964ef04a5442f38a814f4b5fe44c59_0">Sykkelparkering-Osl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geovekst/fkb-lufthavn/23dfcc33-fb04-4898-aa88-68b49c4bfea7">FKB-Lufthav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geovekst/fkb-traktorvegsti/cc3a2d98-52ac-4699-9947-ed0625903de4">FKB-TraktorvegSti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geovekst/fkb-veg/4920b452-75cc-45f2-964c-3378204c3517">FKB-Veg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kartkatalog.geonorge.no/metadata/elveg-20/77944f7e-3d75-4f6d-ae04-c528cc72e8f6">Elveg 2.0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kartkatalog.geonorge.no/metadata/geovekst/fkb-bane/3165138f-1461-44fe-8b10-eac44e08a10a">FKB-Ban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fylkesmannen-i-finnmark/barmarksloyper-i-finnmark/d80faca7-2a0d-47de-b58b-5007a2afdc74">Barmarksløyper i Finnma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ystverket/hovedled-og-biled/8ff1538a-a93c-4391-8d6f-3555fc37819c">Hovedled og Bile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ystverket/hovedled-og-biled-arealavgrensning/1e8d7811-87ea-429a-8d97-4ea6bbf6e010">Hovedled og Biled, arealavgrens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artverket/inspire-transport-network-road/a76704df-fdd4-4e09-92ac-a7ad1a77b328">INSPIRE Transport network Roa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bane-nor-sf/jernbane-banenettverk/c3da3591-cded-4584-a4b1-bc61b7d1f4f2">Jernbane - Banenettve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avinor/lufthavn-byggerestriksjoner-bra/e0db7ab9-c1fc-4a52-b381-1e5273204ef9">Lufthavn - Byggerestriksjoner (BRA)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kartkatalog.geonorge.no/metadata/bane-nor-sf/jernbane-banenettverk-lineaere-referanser/dc4b671f-f354-4e1f-a23b-dd717ae48e1b">Jernbane - Banenettverk - Lineære referan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avinor/lufthavn-restriksjonsplaner-for-avinors-lufthavner/edddd150-1cec-4edb-90fd-06806c1f585d">Lufthavn - Restriksjonsplaner for Avinors lufthav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artverket/nasjonalt-register-over-luftfartshindre/28c896d0-8a0d-4209-bf31-4931033b1082">Nasjonalt register over luftfartshindr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ystverket/navigasjonsinstallasjon/94b8c392-e2c8-426a-8dbe-ae828049a1df">Navigasjonsinstallasjo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statens-vegvesen/nvdb-ruteplan-nettverksdatasett/8d0f9066-34f9-4423-be12-8e8523089313">NVDB Ruteplan nettverksdatas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ystverket/nodhavner/7d76ca2a-31c7-482c-8557-e477c9ac12a2">Nødhav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ystverket/opplagsomrader/14771301-a73b-4c95-8270-5822f9b1510c">Opplag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lierne-kommune/rekreasjonsloyper-for-snoscooter-i-lierne/1fc774f9-f5c4-4b05-a89e-ea8f0d5b33ab">Rekreasjonsløyper for snøscooter i Liern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kystverket/riggomrader/91a9a937-3c03-44e2-9dd8-c347031e52a9">Rigg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miljodirektoratet/snoscooterloyper/07e6b8af-84a7-43cb-9d91-887885a7342f">Snøscooterløyp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fylkesmannen-i-finnmark/snoskuterloyper-i-finnmark/1828d312-3646-49a8-8421-bfa3467c80bf">Snøskuterløyper i Finnmar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tromso/sykkelparkering/c0964ef04a5442f38a814f4b5fe44c59_0">Sykkelparkering-Tromsø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statens-vegvesen/trafikkulykker/2c47f033-b877-4885-a0ea-50333afd8fab">Trafikkulykk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Samferdsel</text:p>
          </table:table-cell>
          <table:table-cell office:value-type="string" table:style-name="ce43">
            <text:p><text:a xlink:href="https://kartkatalog.geonorge.no/metadata/statens-vegvesen/trafikkmengde/af2c4a0a-1978-4e62-b08d-ed1f36bd5023">Trafikkmengd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avinor/transportnett-avinors-lufthavner-punktdata/22485273-dc0c-4484-a8be-357105d65689">Transportnett Avinors lufthavner (punktdata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erdsel</text:p>
          </table:table-cell>
          <table:table-cell office:value-type="string" table:style-name="ce40">
            <text:p><text:a xlink:href="https://kartkatalog.geonorge.no/metadata/vbase/96104f20-15f6-460e-a907-501a65e2f9ce">Vbas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1">
            <text:p><text:a xlink:href="https://kartkatalog.geonorge.no/metadata/stoeykartlegging-veg-etter-t-1442/d6db9f39-9725-4630-909e-5e62f09a0766">Støykartlegging veg etter T-1442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Samfunnssikkerhet</text:p>
          </table:table-cell>
          <table:table-cell office:value-type="string" table:style-name="ce41">
            <text:p><text:a xlink:href="https://kartkatalog.geonorge.no/metadata/militaere-forbudsomraader-innen-sjoeforsvaret/35ef918f-ecb2-47ac-953b-1479dc5579c9">Militære forbudsområder innen Sjøforsvaret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Samfunnssikkerhet</text:p>
          </table:table-cell>
          <table:table-cell office:value-type="string" table:style-name="ce41">
            <text:p><text:a xlink:href="https://kartkatalog.geonorge.no/metadata/skredhendelser/de19fbbf-3734-47a0-89f5-6c5769071cdd">Skredhendel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1">
            <text:p><text:a xlink:href="https://kartkatalog.geonorge.no/metadata/sikringstiltak/26e3a047-d2d3-4a6f-a24e-67c8e97e4c29">Sikringstiltak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iljodirektoratet/forurenset-grunn/e48e71ac-16fc-4e47-9e7f-c0a4a4bbfad0">Forurenset gru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skedsmo-kommune/forurenset-grunn-i-skedsmo-kommune-lokale-data/6757fc57-8686-44e6-b1fa-24c0c91257bf">Forurenset grunn i Skedsmo kommune - lokale 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iljodirektoratet/folsomme-omrader-avlopsdirektivet/6fcba5d4-36f8-4387-a83c-c5d90d6708bf">Følsomme områder (Avløpsdirektivet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iljodirektoratet/miljotilstand-i-vann/bbaaee09-41f3-4a63-a98b-5f46083a62c1">Miljøtilstand i va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statens-stralevern/radioaktivitet-i-marint-miljo/7704fe93-c609-4b3a-9d10-e5a7d08979a2">Radioaktivitet i marint miljø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statens-stralevern/radnett-doseratemalestasjoner/e379ef5e-8851-4305-b900-44a4587cf14c">RADNETT - doseratemålest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skedsmo-kommune/spesialavfall-skedsmo-kommune-lokale-data/3005424f-1c4e-45a9-85ec-5c855388e1f5">Spesialavfall Skedsmo kommune - lokale 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statens-vegvesen/stoykartlegging-veg-etter-t-1442/d6db9f39-9725-4630-909e-5e62f09a0766">Støykartlegging veg etter T-1442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avinor/stoysoner-avinors-lufthavner/1489f7f8-40c8-4dc4-83b6-bcf277b56506">Støysoner Avinors lufthav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bane-nor-sf/stoysoner-for-bane-nors-jernbanenett/47234f63-a9d1-43c7-b91c-db90c92d5008">Støysoner for Bane NORs jernbane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forsvarsbygg/stoysoner-for-forsvarets-flyplasser/ec1541d3-4a56-4095-9bf7-08dcfbb673d1">Støysoner for Forsvarets flyplas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forsvarsbygg/stoysoner-for-forsvarets-skyte-og-ovingsfelt/21d93ab2-868f-4ef9-986b-bf362746f4bd">Støysoner for Forsvarets skyte- og øvings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iljodirektoratet/tettbebyggelser-avlop/85d3cc07-e209-42fb-9c6f-b03051cd957c">Tettbebyggelser (Avløp)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iljodirektoratet/utslipp-fra-landbasert-industri/8f42b9c5-eaf2-4e6d-997f-5558cc4a5632">Utslipp fra landbasert industri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iljodirektoratet/utslipp-fra-petroleumsvirksomhet/304bac68-1c6f-4e2b-a08b-b66f88229a07">Utslipp fra Petroleumsvirksomh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anlegg-med-farlig-stoff/12fa3360-ce91-4f02-82c8-22ff85cf0c67">Anlegg med farlig stoff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kystverket/beredskapsdepoter/e2475b7c-798b-4e5f-bd0e-a5fb9b0ad3b0">Beredskapsdepo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brannalarmsentraler/c4436a5f-1e22-461a-8209-786f7052acb5">Brannalarmsentral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brannstasjoner/0ccce81d-a72e-46ca-8bd9-57b362376485">Brannst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mattilsynet/drikkevann-inntakspunkter/2303ad8a-eee1-446e-824f-13a46004a8f2">Drikkevann - inntakspunk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eksplosivanlegg/ceef6c79-27ea-4e3e-895d-33d2a64763bf">Eksplosiv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flom-aktsomhetsomrader/60c5024f-bf93-4d7a-888a-5fe001427195">Flom aktsomhet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flomsoner/e95008fc-0945-4d66-8bc9-e50ab3f50401">Floms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interkommunale-brannvesen/5bbce535-f909-44b8-b89f-1c395dc92598">Interkommunale brannvese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kystverket/iua-interkommunale-utvalg-mot-akutt-forurensning/c9a242b5-43dc-469a-8b06-12c151d7fd12">IUA - Interkommunale utvalg mot akutt forurens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jord-og-flomskred-aktsomhetsomrader/30e1883e-70e9-4510-9e97-00edbdcddc02">Jord- og flomskred aktsomhet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search?Facets%5B0%5D.name=organization&amp;Facets%5B0%5D.value=Kartverket&amp;Facets%5B1%5D.name=theme&amp;Facets%5B1%5D.value=Samfunnssikkerhet">Kartverk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kvikkleire/a29b905c-6aaa-4283-ae2c-d167624c08a8">Kvikkleire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kartverket/postnummeromrader/462a5297-33ef-438a-82a5-07fff5799be3">Postnummer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sivilforsvarsdistrikter/44ecfa66-3d7e-4ace-a10a-fccb6961301c">Sivilforsvarsdistrik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forsvarsbygg/sjoforsvarets-skytefelt/b7f89a26-75af-4ab8-9c78-8b232cfb4e5c">Sjøforsvarets skytefel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skredfaresoner/b2d5aaf8-79ac-40f3-9cd6-fdc30bc42ea1">Skredfares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tinn-kommune/skredfaresoner-i-tinn/8fb84157-37a3-4e2c-8364-f2593a517dff">Skredfaresoner i Ti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skredhendelser/de19fbbf-3734-47a0-89f5-6c5769071cdd">Skredhendel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steinsprang-aktsomhetsomrader/02c6d51c-4e8c-4948-a620-dc046c8cb747">Steinsprang - aktsomhets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norges-vassdrags-og-energidirektorat/store-fjellskred/17149f79-1289-4e3c-b964-94113eeb14c8">Store fjellskre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kartverket/stormflo/fbb95c67-623f-430a-9fa5-9cfcea8366b3">Stormflo og havnivå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Samfunnssikkerhet</text:p>
          </table:table-cell>
          <table:table-cell office:value-type="string" table:style-name="ce40">
            <text:p><text:a xlink:href="https://kartkatalog.geonorge.no/metadata/direktoratet-for-samfunnssikkerhet-og-beredskap/storulykkeanlegg/63190f80-8692-492a-8e7a-b2cb0a59d27a">Storulykkeanlegg</text:a></text:p>
          </table:table-cell>
          <table:table-cell table:number-columns-repeated="16382"/>
        </table:table-row>
        <table:table-row table:style-name="ro2">
          <table:table-cell office:value-type="string" table:style-name="ce51">
            <text:p>Samfunnssikkerhet</text:p>
          </table:table-cell>
          <table:table-cell office:value-type="string" table:style-name="ce54">
            <text:p><text:a xlink:href="https://kartkatalog.geonorge.no/metadata/skredfaresoner/b2d5aaf8-79ac-40f3-9cd6-fdc30bc42ea1">Skredfares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50">
            <text:p><text:a xlink:href="https://kartkatalog.geonorge.no/metadata/fkb-ledning/6e05aefb-f90e-4c7d-9fb9-299574d0bbf6">FKB-Led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geovekst/fkb-ledning/6e05aefb-f90e-4c7d-9fb9-299574d0bbf6">FKB-Ledn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norges-vassdrags-og-energidirektorat/sjokabler/101c2686-a57a-4a4a-9b77-654accc3a967">Sjøkabl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kartverket/stedfestingsdata-for-ledningsnett-som-er-pavist-eller-avdekket/57c1c52b-e834-4ed4-b4aa-b2e6f31267a5">Stedfestingsdata for lednings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statnett/byggeforbudssoner-kraftledninger/7893680e-183b-4f22-9d43-876d51764675">Byggeforbudssoner kraftled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norges-vassdrags-og-energidirektorat/dam/8c906c83-5192-4c2b-86ca-0d85759d37b8">Dam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oljedirektoratet/havbunnsinstallasjoner/9d64dbe8-50e3-4019-a239-f8a9f00ad438">Havbunnsinstall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norges-vassdrags-og-energidirektorat/kraftlinjer/4ab8c70a-215a-4e1a-847b-b3c044526d5e">Kraftlinj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norges-vassdrags-og-energidirektorat/nettanlegg/9f71a24b-9997-409f-8e42-ce6f0c62e073">Nettanleg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oljedirektoratet/rorledninger/3a31a1f1-f836-4565-937f-731286fb8baa">Rørledning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kartkatalog.geonorge.no/metadata/norges-vassdrags-og-energidirektorat/transformatorstasjoner/ae55f901-480d-4fdc-8f1e-58ef3004d169">Transformatorstasj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knisk infrastruktur</text:p>
          </table:table-cell>
          <table:table-cell office:value-type="string" table:style-name="ce40">
            <text:p><text:a xlink:href="https://gravemelding.no/">ledningsportalen.no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kartverket/dybdedata-terrengmodeller-5-meters-grid/13b707ad-a379-4bf0-a707-da237d646f44">Dybdedata - terrengmodeller 5 meters grid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norges-vassdrags-og-energidirektorat/dybdekart/9285f93e-d6d7-498c-a289-35700d795fc1">Dybdekar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kartverket/hoydedata-laser/f297e948-8a34-4e6c-9740-54b3a657f8d5">Høydedata - las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search?Facets%5B0%5D.name=type&amp;Facets%5B0%5D.value=dataset&amp;Facets%5B1%5D.name=theme&amp;Facets%5B1%5D.value=H%C3%B8ydedata&amp;Facets%5B2%5D.name=organization&amp;Facets%5B3%5D.name=nationalinitiative&amp;Facets%5B4%5D.name=placegroups&amp;Facets%5B5%5D.name=DistributionProtocols&amp;Facets%5B6%5D.name=area&amp;Facets%5B7%5D.name=dataaccess&amp;orderby=title">Relevante høydedata for prosjektets geografiske plassering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kartverket/dybdedata-radata/2fe7b56c-334d-4660-ac50-6fcf973a0f70">Dybdedata - rå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sjoekart-dybdedata/2751aacf-5472-4850-a208-3532a51c529a">Sjøkart - Dybde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n5-kartdata/6bb353c3-2b21-42fe-b296-31e60f64f95d">N5 Kartdata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kartverket/fastmerker-hoydefastmerker/43838cda-fa62-11e6-bc64-92361f002671">Fastmerker - Høydefastmerk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kartverket/fastmerker-landsnett-og-stamnett/b0bea40a-2e4b-4ae0-8439-7037a3b60181">Fastmerker - Landsnett og stamnet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Terrengmodell</text:p>
          </table:table-cell>
          <table:table-cell office:value-type="string" table:style-name="ce40">
            <text:p><text:a xlink:href="https://kartkatalog.geonorge.no/metadata/kartverket/fastmerker-trekantpunkter/dc37b5b6-fa60-11e6-bc64-92361f002671">Fastmerker - Trekantpunkter</text:a></text:p>
          </table:table-cell>
          <table:table-cell table:number-columns-repeated="16382"/>
        </table:table-row>
        <table:table-row table:style-name="ro2">
          <table:table-cell office:value-type="string" table:style-name="ce42">
            <text:p>Terrengmodell</text:p>
          </table:table-cell>
          <table:table-cell office:value-type="string" table:style-name="ce46">
            <text:p><text:a xlink:href="https://kartkatalog.geonorge.no/metadata/fkb-vann/595e47d9-d201-479c-a77d-cbc1f573a76b">FKB vann</text:a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Vann</text:p>
          </table:table-cell>
          <table:table-cell office:value-type="string" table:style-name="ce41">
            <text:p><text:a xlink:href="https://kartkatalog.geonorge.no/metadata/vannmasser-boelgehyde/e118a1f9-3216-4826-a016-f9d6b0718694">Vannmasser - Bølgehøyde</text:a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Vann</text:p>
          </table:table-cell>
          <table:table-cell office:value-type="string" table:style-name="ce50">
            <text:p><text:a xlink:href="https://kartkatalog.geonorge.no/metadata/vannmasser-overflatestroem/b882b4e5-6e02-4c83-b6a8-3fe7958f64bb">Vannmasser - Overflatestrøm</text:a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Vann</text:p>
          </table:table-cell>
          <table:table-cell office:value-type="string" table:style-name="ce41">
            <text:p><text:a xlink:href="https://kartkatalog.geonorge.no/metadata/vannmasser-bunnstroem/396c9dbb-2dc7-4ae0-a493-44b4d9d0ce34">Vannmasser - Bunnstrøm</text:a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Vann</text:p>
          </table:table-cell>
          <table:table-cell office:value-type="string" table:style-name="ce41">
            <text:p><text:a xlink:href="https://kartkatalog.geonorge.no/metadata/vannmasser-overflatetemperatur/f1ab1a20-df37-42b7-abf7-d2a90a0ed468">Vannmasser - overflatetemperatur</text:a></text:p>
          </table:table-cell>
          <table:table-cell table:number-columns-repeated="16382"/>
        </table:table-row>
        <table:table-row table:style-name="ro2">
          <table:table-cell office:value-type="string" table:style-name="ce47">
            <text:p>Vann</text:p>
          </table:table-cell>
          <table:table-cell office:value-type="string" table:style-name="ce41">
            <text:p><text:a xlink:href="https://kartkatalog.geonorge.no/metadata/vannmasser-overflatesaltholdighet/2ef0b4fa-677a-48c0-b997-24f1c62dfae4">Vannmasser - Overflatesaltholdighet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Vann</text:p>
          </table:table-cell>
          <table:table-cell office:value-type="string" table:style-name="ce45">
            <text:p><text:a xlink:href="https://kartkatalog.geonorge.no/metadata/fkb-vann/595e47d9-d201-479c-a77d-cbc1f573a76b">FKB-Vann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Vann</text:p>
          </table:table-cell>
          <table:table-cell office:value-type="string" table:style-name="ce45">
            <text:p><text:a xlink:href="https://kartkatalog.geonorge.no/metadata/vannforekomster/b203e422-5270-4efc-93a5-2073725c43ef">Vannforekomst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Vann</text:p>
          </table:table-cell>
          <table:table-cell office:value-type="string" table:style-name="ce45">
            <text:p><text:a xlink:href="https://kartkatalog.geonorge.no/metadata/vannomraader/6705ade7-5785-4611-9110-17bcb21d2ff9">Vannområd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Vann</text:p>
          </table:table-cell>
          <table:table-cell office:value-type="string" table:style-name="ce45">
            <text:p><text:a xlink:href="https://kartkatalog.geonorge.no/metadata/vannregioner/6488264e-4ade-4430-bb27-96f0824e0eb8">Vannregioner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Vann</text:p>
          </table:table-cell>
          <table:table-cell office:value-type="string" table:style-name="ce45">
            <text:p><text:a xlink:href="https://kartkatalog.geonorge.no/metadata/vannmasser-havstroem/84e20252-3db8-4b00-9bcf-7a56b61cc8e8">Vannmasser - Havstrøm</text:a></text:p>
          </table:table-cell>
          <table:table-cell table:number-columns-repeated="16382"/>
        </table:table-row>
        <table:table-row table:style-name="ro2">
          <table:table-cell office:value-type="string" table:style-name="ce39">
            <text:p>Vann</text:p>
          </table:table-cell>
          <table:table-cell office:value-type="string" table:style-name="ce45">
            <text:p><text:a xlink:href="https://kartkatalog.geonorge.no/metadata/vannmiljoe-wms/98dd016f-b905-463b-a633-6be2a33fcec2">Vannmiljø (WMS)</text:a></text:p>
          </table:table-cell>
          <table:table-cell table:number-columns-repeated="16382"/>
        </table:table-row>
        <table:table-row table:style-name="ro2">
          <table:table-cell office:value-type="string" table:style-name="ce52">
            <text:p>Vær og klima</text:p>
          </table:table-cell>
          <table:table-cell office:value-type="string" table:style-name="ce55">
            <text:p><text:a xlink:href="https://kartkatalog.geonorge.no/metadata/meteorologisk-institutt/normaler-nedbor-temperatur-vind-og-lufttrykk/6578c540-8a28-4ca9-921c-c5afbed79326">Normaler (nedbør, temperatur, vind og lufttrykk)</text:a></text:p>
          </table:table-cell>
          <table:table-cell table:number-columns-repeated="16382"/>
        </table:table-row>
        <table:table-row table:style-name="ro2">
          <table:table-cell table:number-columns-repeated="2" table:style-name="ce53"/>
          <table:table-cell table:number-columns-repeated="16382"/>
        </table:table-row>
        <table:table-row table:number-rows-repeated="3" table:style-name="ro2">
          <table:table-cell table:style-name="ce26"/>
          <table:table-cell table:style-name="ce28"/>
          <table:table-cell table:number-columns-repeated="16382"/>
        </table:table-row>
        <table:table-row table:style-name="ro2">
          <table:table-cell table:style-name="ce26"/>
          <table:table-cell table:style-name="ce27"/>
          <table:table-cell table:number-columns-repeated="16382"/>
        </table:table-row>
        <table:table-row table:number-rows-repeated="2" table:style-name="ro2">
          <table:table-cell table:style-name="ce26"/>
          <table:table-cell table:style-name="ce28"/>
          <table:table-cell table:number-columns-repeated="16382"/>
        </table:table-row>
        <table:table-row table:style-name="ro2">
          <table:table-cell table:style-name="ce26"/>
          <table:table-cell table:style-name="ce27"/>
          <table:table-cell table:number-columns-repeated="16382"/>
        </table:table-row>
        <table:table-row table:number-rows-repeated="4" table:style-name="ro2">
          <table:table-cell table:style-name="ce26"/>
          <table:table-cell table:style-name="ce28"/>
          <table:table-cell table:number-columns-repeated="16382"/>
        </table:table-row>
        <table:table-row table:number-rows-repeated="9" table:style-name="ro2">
          <table:table-cell table:style-name="ce26"/>
          <table:table-cell table:style-name="ce27"/>
          <table:table-cell table:number-columns-repeated="16382"/>
        </table:table-row>
        <table:table-row table:style-name="ro2">
          <table:table-cell table:style-name="ce26"/>
          <table:table-cell table:style-name="ce28"/>
          <table:table-cell table:number-columns-repeated="16382"/>
        </table:table-row>
        <table:table-row table:number-rows-repeated="13" table:style-name="ro2">
          <table:table-cell table:style-name="ce26"/>
          <table:table-cell table:style-name="ce27"/>
          <table:table-cell table:number-columns-repeated="16382"/>
        </table:table-row>
        <table:table-row table:style-name="ro2">
          <table:table-cell table:style-name="ce26"/>
          <table:table-cell table:style-name="ce32"/>
          <table:table-cell table:number-columns-repeated="16382"/>
        </table:table-row>
        <table:table-row table:number-rows-repeated="5" table:style-name="ro2">
          <table:table-cell table:style-name="ce29"/>
          <table:table-cell table:style-name="ce30"/>
          <table:table-cell table:number-columns-repeated="16382"/>
        </table:table-row>
        <table:table-row table:number-rows-repeated="2" table:style-name="ro2">
          <table:table-cell table:style-name="ce26"/>
          <table:table-cell table:style-name="ce27"/>
          <table:table-cell table:number-columns-repeated="16382"/>
        </table:table-row>
        <table:table-row table:number-rows-repeated="22" table:style-name="ro2">
          <table:table-cell table:style-name="ce29"/>
          <table:table-cell table:style-name="ce30"/>
          <table:table-cell table:number-columns-repeated="16382"/>
        </table:table-row>
        <table:table-row table:number-rows-repeated="22" table:style-name="ro2">
          <table:table-cell table:style-name="ce26"/>
          <table:table-cell table:style-name="ce27"/>
          <table:table-cell table:number-columns-repeated="16382"/>
        </table:table-row>
        <table:table-row table:style-name="ro2">
          <table:table-cell table:style-name="ce26"/>
          <table:table-cell table:style-name="ce33"/>
          <table:table-cell table:number-columns-repeated="16382"/>
        </table:table-row>
        <table:table-row table:number-rows-repeated="5" table:style-name="ro2">
          <table:table-cell table:style-name="ce26"/>
          <table:table-cell table:style-name="ce27"/>
          <table:table-cell table:number-columns-repeated="16382"/>
        </table:table-row>
        <table:table-row table:style-name="ro2">
          <table:table-cell table:number-columns-repeated="2" table:style-name="ce25"/>
          <table:table-cell table:number-columns-repeated="16382"/>
        </table:table-row>
        <table:table-row table:style-name="ro2">
          <table:table-cell table:style-name="ce29"/>
          <table:table-cell table:style-name="ce30"/>
          <table:table-cell table:number-columns-repeated="16382"/>
        </table:table-row>
        <table:table-row table:number-rows-repeated="37" table:style-name="ro2">
          <table:table-cell table:style-name="ce26"/>
          <table:table-cell table:style-name="ce27"/>
          <table:table-cell table:number-columns-repeated="16382"/>
        </table:table-row>
        <table:table-row table:number-rows-repeated="5" table:style-name="ro2">
          <table:table-cell table:style-name="ce34"/>
          <table:table-cell table:style-name="ce35"/>
          <table:table-cell table:number-columns-repeated="16382"/>
        </table:table-row>
        <table:table-row table:style-name="ro2">
          <table:table-cell table:style-name="ce34"/>
          <table:table-cell table:style-name="ce36"/>
          <table:table-cell table:number-columns-repeated="16382"/>
        </table:table-row>
        <table:table-row table:style-name="ro2">
          <table:table-cell table:style-name="ce37"/>
          <table:table-cell table:style-name="ce38"/>
          <table:table-cell table:number-columns-repeated="16382"/>
        </table:table-row>
        <table:table-row table:number-rows-repeated="2" table:style-name="ro2">
          <table:table-cell table:style-name="ce37"/>
          <table:table-cell table:style-name="ce35"/>
          <table:table-cell table:number-columns-repeated="16382"/>
        </table:table-row>
        <table:table-row table:number-rows-repeated="402" table:style-name="ro2">
          <table:table-cell table:style-name="ce37"/>
          <table:table-cell table:style-name="ce38"/>
          <table:table-cell table:number-columns-repeated="16382"/>
        </table:table-row>
        <table:table-row table:number-rows-repeated="1047529" table:style-name="ro1">
          <table:table-cell table:number-columns-repeated="16384"/>
        </table:table-row>
      </table:table>
      <table:table table:name="2_1_2_2_Statens_vegvesen" table:style-name="ta2">
        <table:table-column table:style-name="co4" table:number-columns-repeated="4" table:default-cell-style-name="ce1"/>
        <table:table-column table:style-name="co3" table:number-columns-repeated="16380" table:default-cell-style-name="ce1"/>
        <table:table-row table:style-name="ro3">
          <table:table-cell office:value-type="string" table:style-name="ce7">
            <text:p>Grunnlagsmodell</text:p>
          </table:table-cell>
          <table:table-cell office:value-type="string" table:style-name="ce7">
            <text:p>Datasett</text:p>
          </table:table-cell>
          <table:table-cell office:value-type="string" table:number-columns-spanned="2" table:number-rows-spanned="1" table:style-name="ce59">
            <text:p>Leveres av:<text:s/></text:p>
          </table:table-cell>
          <table:covered-table-cell/>
          <table:table-cell table:number-columns-repeated="16380"/>
        </table:table-row>
        <table:table-row table:style-name="ro3">
          <table:table-cell table:number-columns-repeated="2" table:style-name="ce7"/>
          <table:table-cell office:value-type="string" table:style-name="ce3">
            <text:p>Oppdragsgiver</text:p>
          </table:table-cell>
          <table:table-cell office:value-type="string" table:style-name="ce3">
            <text:p>Leverandør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Annet</text:p>
          </table:table-cell>
          <table:table-cell office:value-type="string" table:style-name="ce8">
            <text:p>Dokumentasjon fra foregående prosjektfaser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Annet</text:p>
          </table:table-cell>
          <table:table-cell office:value-type="string" table:style-name="ce10">
            <text:p><text:a xlink:href="https://data.norge.no/datasets/4cf0bf0c-1254-4b10-8a1a-6b2d07a60477">NVDB API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5">
            <text:p>Arealplanlegging</text:p>
          </table:table-cell>
          <table:table-cell office:value-type="string" table:style-name="ce8">
            <text:p>Reguleringsplan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Forurensing</text:p>
          </table:table-cell>
          <table:table-cell office:value-type="string" table:style-name="ce10">
            <text:p><text:a xlink:href="https://dataut.vegvesen.no/dataset/strategiske-stoykart-og-stoyvarselkart">Støy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Forurensing</text:p>
          </table:table-cell>
          <table:table-cell office:value-type="string" table:style-name="ce10">
            <text:p><text:a xlink:href="https://dataut.vegvesen.no/dataset/utslippsberegner-for-kjoretoy">Utslippsbergn kjøretøy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Forurensning</text:p>
          </table:table-cell>
          <table:table-cell office:value-type="string" table:style-name="ce10">
            <text:p><text:a xlink:href="https://dataut.vegvesen.no/dataset/luftkvalitet">Luftkvalitet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Kulturarv</text:p>
          </table:table-cell>
          <table:table-cell office:value-type="string" table:style-name="ce10">
            <text:p><text:a xlink:href="https://dataut.vegvesen.no/dataset/nasjonal-verneplan">Nasjonal verneplan veg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0">
            <text:p><text:a xlink:href="https://dataut.vegvesen.no/dataset/artsmangfold">Artsmangfold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1">
            <text:p><text:a xlink:href="https://dataut.vegvesen.no/dataset/vilttiltak">Vilttiltak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Næring</text:p>
          </table:table-cell>
          <table:table-cell office:value-type="string" table:style-name="ce10">
            <text:p><text:a xlink:href="https://dataut.vegvesen.no/dataset/transportorregister">Transportørregist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bomstasjoner-i-nvdb">Bomstasjon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bruer">Bru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www.nasjonaleturistveger.no/no/turistvegene">Nasjonale turistveg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parkeringsregisteret">Parkeringsregisteret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rasteplasser">Rasteplass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www.reisetider.no/reisetid/forside.html?versjon=3.2">Reisetid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ruteplandata-bil">Ruteplan for bil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ruteplan-for-sykkel">Ruteplan sykkel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trafikkdata">Trafikkdata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1">
            <text:p><text:a xlink:href="https://www.vegvesen.no/trafikk?lat=64.03229&amp;long=16.92558&amp;zoom=3&amp;listView=false">Trafikkmelding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trafikkmalinger-eksempeldata">Trafikkmåling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trafikkskilt">Trafikkskilt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trafikkstasjoner">Trafikkstasjon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dataut.vegvesen.no/dataset/tunneler">Tunnel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vegkart.atlas.vegvesen.no/#kartlag:geodata/@600000,7225000,4">Vegkart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www.vegvesen.no/vegprosjekter">Vegprosjekt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0">
            <text:p><text:a xlink:href="https://www.vegvesen.no/trafikkinformasjon/reiseinformasjon/Trafikkmeldinger/Webkamera#/">Webkamera i kart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Samfunssikkerhet</text:p>
          </table:table-cell>
          <table:table-cell office:value-type="string" table:style-name="ce10">
            <text:p><text:a xlink:href="https://dataut.vegvesen.no/dataset/skredhendelser">Skredhendelser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5">
            <text:p>Terreng</text:p>
          </table:table-cell>
          <table:table-cell office:value-type="string" table:style-name="ce8">
            <text:p>Fastmerker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office:value-type="string" table:style-name="ce8">
            <text:p>Vær og klima</text:p>
          </table:table-cell>
          <table:table-cell office:value-type="string" table:style-name="ce10">
            <text:p><text:a xlink:href="https://dataut.vegvesen.no/dataset/vardata">Værdata</text:a></text:p>
          </table:table-cell>
          <table:table-cell table:number-columns-repeated="2" table:style-name="ce9"/>
          <table:table-cell table:number-columns-repeated="16380"/>
        </table:table-row>
        <table:table-row table:style-name="ro3">
          <table:table-cell table:style-name="ce8"/>
          <table:table-cell table:style-name="ce12"/>
          <table:table-cell table:number-columns-repeated="2" table:style-name="ce9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2_1_2_3_Øvrige_dataeiere" table:style-name="ta2"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3">
          <table:table-cell office:value-type="string" table:style-name="ce7">
            <text:p>Grunnlagsmodell</text:p>
          </table:table-cell>
          <table:table-cell office:value-type="string" table:style-name="ce7">
            <text:p>Datasett/oversikt</text:p>
          </table:table-cell>
          <table:table-cell office:value-type="string" table:number-columns-spanned="2" table:number-rows-spanned="1" table:style-name="ce59">
            <text:p>Leveres av:<text:s/>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8">
            <text:p>Befolkning</text:p>
          </table:table-cell>
          <table:table-cell office:value-type="string" table:style-name="ce13">
            <text:p><text:a xlink:href="https://kartkatalog.geonorge.no/metadata/gravplass/261a2a6a-bcae-43bd-b7c3-cde40b22ee55">Barne- og familiedepartementet</text:a></text:p>
          </table:table-cell>
          <table:table-cell office:value-type="string" table:style-name="ce2">
            <text:p>Oppdragsgiver</text:p>
          </table:table-cell>
          <table:table-cell office:value-type="string" table:style-name="ce2">
            <text:p>Leverandør</text:p>
          </table:table-cell>
          <table:table-cell table:number-columns-repeated="16380"/>
        </table:table-row>
        <table:table-row table:style-name="ro3">
          <table:table-cell office:value-type="string" table:style-name="ce8">
            <text:p>Befolkning</text:p>
          </table:table-cell>
          <table:table-cell office:value-type="string" table:style-name="ce13">
            <text:p><text:a xlink:href="https://www.udir.no/">Utdanningsdirektora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Bygg</text:p>
          </table:table-cell>
          <table:table-cell office:value-type="string" table:style-name="ce13">
            <text:p><text:a xlink:href="https://www.forsvarsbygg.no/no/publikasjoner/">Forsvarsbyg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Bygg</text:p>
          </table:table-cell>
          <table:table-cell office:value-type="string" table:style-name="ce13">
            <text:p><text:a xlink:href="https://www.statsbygg.no/">Statsbyg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Dekker flere</text:p>
          </table:table-cell>
          <table:table-cell office:value-type="string" table:style-name="ce13">
            <text:p><text:a xlink:href="https://inspire.ec.europa.eu/">Inspire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Dekker flere</text:p>
          </table:table-cell>
          <table:table-cell office:value-type="string" table:style-name="ce13">
            <text:p><text:a xlink:href="https://data.norge.no/">fellesDatakatalo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Eiendom</text:p>
          </table:table-cell>
          <table:table-cell office:value-type="string" table:style-name="ce13">
            <text:p><text:a xlink:href="https://www.domstol.no/domstoladministrasjonen/">Domstoladministrasjone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orurensning</text:p>
          </table:table-cell>
          <table:table-cell office:value-type="string" table:style-name="ce13">
            <text:p><text:a xlink:href="https://vann-nett.no/portal/">Vann-nett portal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Forurensning</text:p>
          </table:table-cell>
          <table:table-cell office:value-type="string" table:style-name="ce13">
            <text:p><text:a xlink:href="https://kartkatalog.geonorge.no/?organization=Det%20frivillige%20Skyttervesen">Det frivillige skyttervese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Forurensning</text:p>
          </table:table-cell>
          <table:table-cell office:value-type="string" table:style-name="ce13">
            <text:p><text:a xlink:href="https://www.miljodirektoratet.no/">Miljødirektora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Forurensning</text:p>
          </table:table-cell>
          <table:table-cell office:value-type="string" table:style-name="ce13">
            <text:p><text:a xlink:href="https://dsa.no/">Statens strålever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www.fylkesatlas.no/">Fylkesatlas.no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prosjekt.fylkesmannen.no/fylkesatlas/Regionale-temadata/">Fylkesvise temadata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www.barnetrakk.no/">Barnetråkk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mtbmap.no/#12/59.9129/10.7233">Sykkelrute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turorientering.no/">Turorienterin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www.godtur.no/">Godtu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www.inatur.no/">Inatu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skisporet.no/setView/63.8575883/12/6.52/norges_grunnkart">Skispor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www.ssb.no/befolkning">SSB-befolknin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Friluftsliv</text:p>
          </table:table-cell>
          <table:table-cell office:value-type="string" table:style-name="ce13">
            <text:p><text:a xlink:href="https://ut.no/">UT.no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Friluftsliv</text:p>
          </table:table-cell>
          <table:table-cell office:value-type="string" table:style-name="ce13">
            <text:p><text:a xlink:href="http://www.orientering.no/om-idretten/kart/">Norges orientreingsforbund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Grunnforhold</text:p>
          </table:table-cell>
          <table:table-cell office:value-type="string" table:style-name="ce13">
            <text:p><text:a xlink:href="http://geo.ngu.no/kart/nadag/">Nasjonal database for grunnundersøkelser (NADAG)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Grunnforhold</text:p>
          </table:table-cell>
          <table:table-cell office:value-type="string" table:style-name="ce13">
            <text:p><text:a xlink:href="https://dirmin.no/statens-mineraler">Direktoratet for mineralforvaltnin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Grunnforhold</text:p>
          </table:table-cell>
          <table:table-cell office:value-type="string" table:style-name="ce13">
            <text:p><text:a xlink:href="https://www.ngu.no/">Norges geologiske undersøkelse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Grunnforhold</text:p>
          </table:table-cell>
          <table:table-cell office:value-type="string" table:style-name="ce13">
            <text:p><text:a xlink:href="https://www.npolar.no/">Norsk polarinstitut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Kulturarv</text:p>
          </table:table-cell>
          <table:table-cell office:value-type="string" table:style-name="ce13">
            <text:p><text:a xlink:href="https://www.regjeringen.no/no/dep/kud/id545/">Kulturdepartemen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Kulturarv</text:p>
          </table:table-cell>
          <table:table-cell office:value-type="string" table:style-name="ce13">
            <text:p><text:a xlink:href="https://www.niku.no/">Norsk institutt for kulturminneforskin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Kulturarv</text:p>
          </table:table-cell>
          <table:table-cell office:value-type="string" table:style-name="ce13">
            <text:p><text:a xlink:href="https://iskf.no/">Norsk institiutt for kulturforskin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Naturmangfold</text:p>
          </table:table-cell>
          <table:table-cell office:value-type="string" table:style-name="ce13">
            <text:p><text:a xlink:href="http://fmtl.gislink.no/elvemusling/">Elvemuslingbase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Naturmangfold</text:p>
          </table:table-cell>
          <table:table-cell office:value-type="string" table:style-name="ce13">
            <text:p><text:a xlink:href="https://hjorteviltregisteret.no/">Hjorteviltregister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3">
            <text:p><text:a xlink:href="https://artsdatabanken.no/">Artsdatabanke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3">
            <text:p><text:a xlink:href="https://www.barentswatch.no/">Barentswatch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3">
            <text:p><text:a xlink:href="https://www.hi.no/hi">Havforskingsinstitut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3">
            <text:p><text:a xlink:href="https://www.regjeringen.no/no/dep/kld/id668/">Klima- og miljødepartemen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3">
            <text:p><text:a xlink:href="https://www.nibio.no/">Norsk institutt for bioøkonomi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aturmangfold</text:p>
          </table:table-cell>
          <table:table-cell office:value-type="string" table:style-name="ce13">
            <text:p><text:a xlink:href="https://www.mareano.no/">Mareano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æring</text:p>
          </table:table-cell>
          <table:table-cell office:value-type="string" table:style-name="ce13">
            <text:p><text:a xlink:href="https://www.landbruksdirektoratet.no/nb">Landbruksdirektora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æring</text:p>
          </table:table-cell>
          <table:table-cell office:value-type="string" table:style-name="ce13">
            <text:p><text:a xlink:href="https://www.mattilsynet.no/">Mattilsyn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æring</text:p>
          </table:table-cell>
          <table:table-cell office:value-type="string" table:style-name="ce13">
            <text:p><text:a xlink:href="https://www.nve.no/">Norges vassdrags- og energidirektora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æring</text:p>
          </table:table-cell>
          <table:table-cell office:value-type="string" table:style-name="ce13">
            <text:p><text:a xlink:href="https://www.npd.no/">Oljedirektorat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Næring</text:p>
          </table:table-cell>
          <table:table-cell office:value-type="string" table:style-name="ce13">
            <text:p><text:a xlink:href="https://www.statskog.no/">Statskog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kartverket.no/geodataarbeid/geovekst">Geoveks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kartverket.no/">Kartverk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norgeibilder.no/">Norge i bilde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ssb.no/">Statisktisk sentralbyrå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regjeringen.no/no/dep/kmd/org/etater-og-virksomheter-under-kommunal--og-moderniseringsdepartementet/underliggende-etater/fylkesmennenes-fellesadministrasjon/id2624097/">Statsforvalterens fellestjeneste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sysselmannen.no/">Sysselmannen på Svalbard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kartverket.no/geodataarbeid/dok-og-temadata/det-offentlige-kartgrunnlaget">Det offentlige kartgrunnlag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www.geonorge.no/Geodataarbeid/Norge-digitalt/">Norge digital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Plansituasjon</text:p>
          </table:table-cell>
          <table:table-cell office:value-type="string" table:style-name="ce13">
            <text:p><text:a xlink:href="https://kart.geonorge.no/seplan/">Sepla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3">
            <text:p><text:a xlink:href="https://avinor.no/ais/">Avino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3">
            <text:p><text:a xlink:href="https://www.banenor.no/Jernbanen/Apne-data-fra-Bane-NOR/">BaneNO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Samferdsel</text:p>
          </table:table-cell>
          <table:table-cell office:value-type="string" table:style-name="ce13">
            <text:p><text:a xlink:href="https://www.kystverket.no/">Kystverk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Samferdsel</text:p>
          </table:table-cell>
          <table:table-cell office:value-type="string" table:style-name="ce15">
            <text:p>Banedata</text:p>
          </table:table-cell>
          <table:table-cell table:number-columns-repeated="2" table:style-name="ce15"/>
          <table:table-cell table:number-columns-repeated="16380"/>
        </table:table-row>
        <table:table-row table:style-name="ro3">
          <table:table-cell office:value-type="string" table:style-name="ce8">
            <text:p>Samfunnssikkerhet</text:p>
          </table:table-cell>
          <table:table-cell office:value-type="string" table:style-name="ce13">
            <text:p><text:a xlink:href="https://www.dsb.no/">Direktoratet for samfunnssikkerhet og beredskap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Samfunnssikkerhet</text:p>
          </table:table-cell>
          <table:table-cell office:value-type="string" table:style-name="ce13">
            <text:p><text:a xlink:href="https://www.forsvaret.no/forskning/forsvarets-forskningsnemd">Forsvar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Samfunssikkerhet</text:p>
          </table:table-cell>
          <table:table-cell office:value-type="string" table:style-name="ce13">
            <text:p><text:a xlink:href="https://www.norsar.no/">NORSAR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14">
            <text:p>Teknisk infrastruktur</text:p>
          </table:table-cell>
          <table:table-cell office:value-type="string" table:style-name="ce13">
            <text:p><text:a xlink:href="https://ledningsportalen.no/">Ledningsportale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Teknisk infrastruktur</text:p>
          </table:table-cell>
          <table:table-cell office:value-type="string" table:style-name="ce13">
            <text:p><text:a xlink:href="https://www.nkom.no/">Nasjonal kommunikasjonsmyndighe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Teknisk infrastruktur</text:p>
          </table:table-cell>
          <table:table-cell office:value-type="string" table:style-name="ce13">
            <text:p><text:a xlink:href="https://www.statkraft.no/">Statkraf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Teknisk infrastruktur</text:p>
          </table:table-cell>
          <table:table-cell office:value-type="string" table:style-name="ce13">
            <text:p><text:a xlink:href="https://www.statnett.no/">Statnet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Teknisk infrastruktur</text:p>
          </table:table-cell>
          <table:table-cell office:value-type="string" table:style-name="ce13">
            <text:p><text:a xlink:href="https://ledningsportalen.no/">Ledningsportalen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Vær og klima</text:p>
          </table:table-cell>
          <table:table-cell office:value-type="string" table:style-name="ce13">
            <text:p><text:a xlink:href="https://www.met.no/">Meteorologisk institutt</text:a></text:p>
          </table:table-cell>
          <table:table-cell table:number-columns-repeated="2" table:style-name="ce13"/>
          <table:table-cell table:number-columns-repeated="16380"/>
        </table:table-row>
        <table:table-row table:style-name="ro3">
          <table:table-cell office:value-type="string" table:style-name="ce8">
            <text:p>Vær og klima</text:p>
          </table:table-cell>
          <table:table-cell office:value-type="string" table:style-name="ce13">
            <text:p><text:a xlink:href="https://www.romsenter.no/no/">Norsk romsenter</text:a></text:p>
          </table:table-cell>
          <table:table-cell table:number-columns-repeated="2" table:style-name="ce13"/>
          <table:table-cell table:number-columns-repeated="16380"/>
        </table:table-row>
        <table:table-row table:number-rows-repeated="29" table:style-name="ro3">
          <table:table-cell table:style-name="ce14"/>
          <table:table-cell table:number-columns-repeated="3" table:style-name="ce4"/>
          <table:table-cell table:number-columns-repeated="16380"/>
        </table:table-row>
        <table:table-row table:number-rows-repeated="28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number-rows-repeated="12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number-rows-repeated="8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6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9"/>
          <table:table-cell table:number-columns-repeated="16380"/>
        </table:table-row>
        <table:table-row table:number-rows-repeated="10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number-rows-repeated="2"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3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2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number-rows-repeated="2"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2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4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14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number-rows-repeated="3" table:style-name="ro3">
          <table:table-cell table:style-name="ce14"/>
          <table:table-cell table:number-columns-repeated="3" table:style-name="ce18"/>
          <table:table-cell table:number-columns-repeated="16380"/>
        </table:table-row>
        <table:table-row table:number-rows-repeated="5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number-rows-repeated="16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20"/>
          <table:table-cell table:number-columns-repeated="16380"/>
        </table:table-row>
        <table:table-row table:number-rows-repeated="6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number-rows-repeated="40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number-rows-repeated="143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number-rows-repeated="72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number-rows-repeated="8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number-rows-repeated="59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style-name="ce14"/>
          <table:table-cell table:number-columns-repeated="3" table:style-name="ce21"/>
          <table:table-cell table:number-columns-repeated="16380"/>
        </table:table-row>
        <table:table-row table:number-rows-repeated="15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number-rows-repeated="12" table:style-name="ro3">
          <table:table-cell table:style-name="ce14"/>
          <table:table-cell table:number-columns-repeated="3" table:style-name="ce16"/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number-rows-repeated="3" table:style-name="ro3">
          <table:table-cell table:style-name="ce14"/>
          <table:table-cell table:number-columns-repeated="3" table:style-name="ce17"/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number-rows-repeated="12" table:style-name="ro3">
          <table:table-cell table:style-name="ce6"/>
          <table:table-cell table:number-columns-repeated="3" table:style-name="ce22"/>
          <table:table-cell table:number-columns-repeated="16380"/>
        </table:table-row>
        <table:table-row table:style-name="ro3">
          <table:table-cell table:style-name="ce6"/>
          <table:table-cell table:number-columns-repeated="3" table:style-name="ce23"/>
          <table:table-cell table:number-columns-repeated="16380"/>
        </table:table-row>
        <table:table-row table:style-name="ro3">
          <table:table-cell table:number-columns-repeated="4" table:style-name="ce6"/>
          <table:table-cell table:number-columns-repeated="16380"/>
        </table:table-row>
        <table:table-row table:number-rows-repeated="2" table:style-name="ro3">
          <table:table-cell table:style-name="ce6"/>
          <table:table-cell table:number-columns-repeated="3" table:style-name="ce22"/>
          <table:table-cell table:number-columns-repeated="16380"/>
        </table:table-row>
        <table:table-row table:number-rows-repeated="398" table:style-name="ro3">
          <table:table-cell table:number-columns-repeated="4" table:style-name="ce6"/>
          <table:table-cell table:number-columns-repeated="16380"/>
        </table:table-row>
        <table:table-row table:number-rows-repeated="1047568" table:style-name="ro1">
          <table:table-cell table:number-columns-repeated="16384"/>
        </table:table-row>
      </table:table>
      <table:database-ranges>
        <table:database-range table:target-range-address="2_1_2_1_Norge_digitalt.A3:2_1_2_1_Norge_digitalt.B1049" table:contains-header="false">
          <table:sort>
            <table:sort-by table:field-number="0"/>
          </table:sort>
        </table:database-range>
        <table:database-range table:target-range-address="2_1_2_1_Norge_digitalt.A1:2_1_2_1_Norge_digitalt.B50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&quot;Liberation Sans&quot;" svg:font-family="&quot;&quot;Liberation Sans&quot;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yperkobling" style:family="table-cell" style:data-style-name="N0">
      <style:text-properties fo:color="#1155CC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163567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Thor Sigurd Thorsen</dc:creator>
    <meta:creation-date>2024-12-12T16:00:51Z</meta:creation-date>
    <dc:date>2024-12-22T12:57:28Z</dc:date>
  </office:meta>
</office:document-meta>
</file>